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5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03349" table:style-name="ce27">
            <text:p>23,503,349</text:p>
          </table:table-cell>
          <table:table-cell office:value-type="float" office:value="11710494" table:style-name="ce27">
            <text:p>11,710,494</text:p>
          </table:table-cell>
          <table:table-cell office:value-type="float" office:value="11792855" table:style-name="ce27">
            <text:p>11,792,855</text:p>
          </table:table-cell>
          <table:table-cell office:value-type="float" office:value="1059853" table:style-name="ce27">
            <text:p>1,059,853</text:p>
          </table:table-cell>
          <table:table-cell office:value-type="float" office:value="548933" table:style-name="ce27">
            <text:p>548,933</text:p>
          </table:table-cell>
          <table:table-cell office:value-type="float" office:value="510920" table:style-name="ce27">
            <text:p>510,920</text:p>
          </table:table-cell>
          <table:table-cell office:value-type="float" office:value="4.51" table:style-name="ce28">
            <text:p>4.51</text:p>
          </table:table-cell>
          <table:table-cell office:value-type="float" office:value="1425326" table:style-name="ce27">
            <text:p>1,425,326</text:p>
          </table:table-cell>
          <table:table-cell office:value-type="float" office:value="739319" table:style-name="ce27">
            <text:p>739,319</text:p>
          </table:table-cell>
          <table:table-cell office:value-type="float" office:value="686007" table:style-name="ce27">
            <text:p>686,007</text:p>
          </table:table-cell>
          <table:table-cell office:value-type="float" office:value="6.06" table:style-name="ce28">
            <text:p>6.06</text:p>
          </table:table-cell>
          <table:table-cell office:value-type="float" office:value="2455214" table:style-name="ce27">
            <text:p>2,455,214</text:p>
          </table:table-cell>
          <table:table-cell office:value-type="float" office:value="1277181" table:style-name="ce27">
            <text:p>1,277,181</text:p>
          </table:table-cell>
          <table:table-cell office:value-type="float" office:value="1178033" table:style-name="ce27">
            <text:p>1,178,033</text:p>
          </table:table-cell>
          <table:table-cell office:value-type="float" office:value="10.45" table:style-name="ce28">
            <text:p>10.45</text:p>
          </table:table-cell>
          <table:table-cell office:value-type="float" office:value="2677264" table:style-name="ce27">
            <text:p>2,677,264</text:p>
          </table:table-cell>
          <table:table-cell office:value-type="float" office:value="1393844" table:style-name="ce27">
            <text:p>1,393,844</text:p>
          </table:table-cell>
          <table:table-cell office:value-type="float" office:value="1283420" table:style-name="ce27">
            <text:p>1,283,420</text:p>
          </table:table-cell>
          <table:table-cell office:value-type="float" office:value="11.39" table:style-name="ce28">
            <text:p>11.39</text:p>
          </table:table-cell>
          <table:table-cell office:value-type="float" office:value="1563012" table:style-name="ce27">
            <text:p>1,563,012</text:p>
          </table:table-cell>
          <table:table-cell office:value-type="float" office:value="816113" table:style-name="ce27">
            <text:p>816,113</text:p>
          </table:table-cell>
          <table:table-cell office:value-type="float" office:value="746899" table:style-name="ce27">
            <text:p>746,899</text:p>
          </table:table-cell>
          <table:table-cell office:value-type="float" office:value="6.65" table:style-name="ce28">
            <text:p>6.65</text:p>
          </table:table-cell>
          <table:table-cell office:value-type="float" office:value="18858993" table:style-name="ce27">
            <text:p>18,858,993</text:p>
          </table:table-cell>
          <table:table-cell office:value-type="float" office:value="9291666" table:style-name="ce27">
            <text:p>9,291,666</text:p>
          </table:table-cell>
          <table:table-cell office:value-type="float" office:value="9567327" table:style-name="ce27">
            <text:p>9,567,327</text:p>
          </table:table-cell>
          <table:table-cell office:value-type="float" office:value="80.239999999999995" table:style-name="ce28">
            <text:p>80.24</text:p>
          </table:table-cell>
          <table:table-cell office:value-type="float" office:value="3004374" table:style-name="ce27">
            <text:p>3,004,374</text:p>
          </table:table-cell>
          <table:table-cell office:value-type="float" office:value="1388522" table:style-name="ce27">
            <text:p>1,388,522</text:p>
          </table:table-cell>
          <table:table-cell office:value-type="float" office:value="1615852" table:style-name="ce27">
            <text:p>1,615,852</text:p>
          </table:table-cell>
          <table:table-cell office:value-type="float" office:value="12.78" table:style-name="ce26">
            <text:p>12.7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2003" table:style-name="ce23">
            <text:p>3,972,003</text:p>
          </table:table-cell>
          <table:table-cell office:value-type="float" office:value="1950653" table:style-name="ce23">
            <text:p>1,950,653</text:p>
          </table:table-cell>
          <table:table-cell office:value-type="float" office:value="2021350" table:style-name="ce23">
            <text:p>2,021,350</text:p>
          </table:table-cell>
          <table:table-cell office:value-type="float" office:value="171125" table:style-name="ce23">
            <text:p>171,125</text:p>
          </table:table-cell>
          <table:table-cell office:value-type="float" office:value="88490" table:style-name="ce23">
            <text:p>88,490</text:p>
          </table:table-cell>
          <table:table-cell office:value-type="float" office:value="82635" table:style-name="ce23">
            <text:p>82,635</text:p>
          </table:table-cell>
          <table:table-cell office:value-type="float" office:value="4.3099999999999996" table:style-name="ce24">
            <text:p>4.31</text:p>
          </table:table-cell>
          <table:table-cell office:value-type="float" office:value="231801" table:style-name="ce23">
            <text:p>231,801</text:p>
          </table:table-cell>
          <table:table-cell office:value-type="float" office:value="120182" table:style-name="ce23">
            <text:p>120,182</text:p>
          </table:table-cell>
          <table:table-cell office:value-type="float" office:value="111619" table:style-name="ce23">
            <text:p>111,619</text:p>
          </table:table-cell>
          <table:table-cell office:value-type="float" office:value="5.84" table:style-name="ce24">
            <text:p>5.84</text:p>
          </table:table-cell>
          <table:table-cell office:value-type="float" office:value="400203" table:style-name="ce23">
            <text:p>400,203</text:p>
          </table:table-cell>
          <table:table-cell office:value-type="float" office:value="208112" table:style-name="ce23">
            <text:p>208,112</text:p>
          </table:table-cell>
          <table:table-cell office:value-type="float" office:value="192091" table:style-name="ce23">
            <text:p>192,091</text:p>
          </table:table-cell>
          <table:table-cell office:value-type="float" office:value="10.08" table:style-name="ce24">
            <text:p>10.08</text:p>
          </table:table-cell>
          <table:table-cell office:value-type="float" office:value="434883" table:style-name="ce23">
            <text:p>434,883</text:p>
          </table:table-cell>
          <table:table-cell office:value-type="float" office:value="226405" table:style-name="ce23">
            <text:p>226,405</text:p>
          </table:table-cell>
          <table:table-cell office:value-type="float" office:value="208478" table:style-name="ce23">
            <text:p>208,478</text:p>
          </table:table-cell>
          <table:table-cell office:value-type="float" office:value="10.95" table:style-name="ce24">
            <text:p>10.95</text:p>
          </table:table-cell>
          <table:table-cell office:value-type="float" office:value="251078" table:style-name="ce23">
            <text:p>251,078</text:p>
          </table:table-cell>
          <table:table-cell office:value-type="float" office:value="130776" table:style-name="ce23">
            <text:p>130,776</text:p>
          </table:table-cell>
          <table:table-cell office:value-type="float" office:value="120302" table:style-name="ce23">
            <text:p>120,302</text:p>
          </table:table-cell>
          <table:table-cell office:value-type="float" office:value="6.32" table:style-name="ce24">
            <text:p>6.32</text:p>
          </table:table-cell>
          <table:table-cell office:value-type="float" office:value="3217730" table:style-name="ce23">
            <text:p>3,217,730</text:p>
          </table:table-cell>
          <table:table-cell office:value-type="float" office:value="1558220" table:style-name="ce23">
            <text:p>1,558,220</text:p>
          </table:table-cell>
          <table:table-cell office:value-type="float" office:value="1659510" table:style-name="ce23">
            <text:p>1,659,510</text:p>
          </table:table-cell>
          <table:table-cell office:value-type="float" office:value="81.010000000000005" table:style-name="ce24">
            <text:p>81.01</text:p>
          </table:table-cell>
          <table:table-cell office:value-type="float" office:value="443403" table:style-name="ce23">
            <text:p>443,403</text:p>
          </table:table-cell>
          <table:table-cell office:value-type="float" office:value="204962" table:style-name="ce23">
            <text:p>204,962</text:p>
          </table:table-cell>
          <table:table-cell office:value-type="float" office:value="238441" table:style-name="ce23">
            <text:p>238,441</text:p>
          </table:table-cell>
          <table:table-cell office:value-type="float" office:value="11.16" table:style-name="ce22">
            <text:p>11.16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2930" table:style-name="ce23">
            <text:p>2,702,930</text:p>
          </table:table-cell>
          <table:table-cell office:value-type="float" office:value="1293702" table:style-name="ce23">
            <text:p>1,293,702</text:p>
          </table:table-cell>
          <table:table-cell office:value-type="float" office:value="1409228" table:style-name="ce23">
            <text:p>1,409,228</text:p>
          </table:table-cell>
          <table:table-cell office:value-type="float" office:value="149840" table:style-name="ce23">
            <text:p>149,840</text:p>
          </table:table-cell>
          <table:table-cell office:value-type="float" office:value="77117" table:style-name="ce23">
            <text:p>77,117</text:p>
          </table:table-cell>
          <table:table-cell office:value-type="float" office:value="72723" table:style-name="ce23">
            <text:p>72,723</text:p>
          </table:table-cell>
          <table:table-cell office:value-type="float" office:value="5.54" table:style-name="ce24">
            <text:p>5.54</text:p>
          </table:table-cell>
          <table:table-cell office:value-type="float" office:value="193889" table:style-name="ce23">
            <text:p>193,889</text:p>
          </table:table-cell>
          <table:table-cell office:value-type="float" office:value="99923" table:style-name="ce23">
            <text:p>99,923</text:p>
          </table:table-cell>
          <table:table-cell office:value-type="float" office:value="93966" table:style-name="ce23">
            <text:p>93,966</text:p>
          </table:table-cell>
          <table:table-cell office:value-type="float" office:value="7.17" table:style-name="ce24">
            <text:p>7.17</text:p>
          </table:table-cell>
          <table:table-cell office:value-type="float" office:value="303262" table:style-name="ce23">
            <text:p>303,262</text:p>
          </table:table-cell>
          <table:table-cell office:value-type="float" office:value="157142" table:style-name="ce23">
            <text:p>157,142</text:p>
          </table:table-cell>
          <table:table-cell office:value-type="float" office:value="146120" table:style-name="ce23">
            <text:p>146,120</text:p>
          </table:table-cell>
          <table:table-cell office:value-type="float" office:value="11.22" table:style-name="ce24">
            <text:p>11.22</text:p>
          </table:table-cell>
          <table:table-cell office:value-type="float" office:value="326504" table:style-name="ce23">
            <text:p>326,504</text:p>
          </table:table-cell>
          <table:table-cell office:value-type="float" office:value="169303" table:style-name="ce23">
            <text:p>169,303</text:p>
          </table:table-cell>
          <table:table-cell office:value-type="float" office:value="157201" table:style-name="ce23">
            <text:p>157,201</text:p>
          </table:table-cell>
          <table:table-cell office:value-type="float" office:value="12.08" table:style-name="ce24">
            <text:p>12.08</text:p>
          </table:table-cell>
          <table:table-cell office:value-type="float" office:value="157532" table:style-name="ce23">
            <text:p>157,532</text:p>
          </table:table-cell>
          <table:table-cell office:value-type="float" office:value="82113" table:style-name="ce23">
            <text:p>82,113</text:p>
          </table:table-cell>
          <table:table-cell office:value-type="float" office:value="75419" table:style-name="ce23">
            <text:p>75,419</text:p>
          </table:table-cell>
          <table:table-cell office:value-type="float" office:value="5.83" table:style-name="ce24">
            <text:p>5.83</text:p>
          </table:table-cell>
          <table:table-cell office:value-type="float" office:value="2182594" table:style-name="ce23">
            <text:p>2,182,594</text:p>
          </table:table-cell>
          <table:table-cell office:value-type="float" office:value="1023725" table:style-name="ce23">
            <text:p>1,023,725</text:p>
          </table:table-cell>
          <table:table-cell office:value-type="float" office:value="1158869" table:style-name="ce23">
            <text:p>1,158,869</text:p>
          </table:table-cell>
          <table:table-cell office:value-type="float" office:value="80.75" table:style-name="ce24">
            <text:p>80.75</text:p>
          </table:table-cell>
          <table:table-cell office:value-type="float" office:value="407621" table:style-name="ce23">
            <text:p>407,621</text:p>
          </table:table-cell>
          <table:table-cell office:value-type="float" office:value="184254" table:style-name="ce23">
            <text:p>184,254</text:p>
          </table:table-cell>
          <table:table-cell office:value-type="float" office:value="223367" table:style-name="ce23">
            <text:p>223,367</text:p>
          </table:table-cell>
          <table:table-cell office:value-type="float" office:value="15.08" table:style-name="ce22">
            <text:p>15.0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20838" table:style-name="ce23">
            <text:p>2,120,838</text:p>
          </table:table-cell>
          <table:table-cell office:value-type="float" office:value="1059448" table:style-name="ce23">
            <text:p>1,059,448</text:p>
          </table:table-cell>
          <table:table-cell office:value-type="float" office:value="1061390" table:style-name="ce23">
            <text:p>1,061,390</text:p>
          </table:table-cell>
          <table:table-cell office:value-type="float" office:value="107409" table:style-name="ce23">
            <text:p>107,409</text:p>
          </table:table-cell>
          <table:table-cell office:value-type="float" office:value="55673" table:style-name="ce23">
            <text:p>55,673</text:p>
          </table:table-cell>
          <table:table-cell office:value-type="float" office:value="51736" table:style-name="ce23">
            <text:p>51,736</text:p>
          </table:table-cell>
          <table:table-cell office:value-type="float" office:value="5.0599999999999996" table:style-name="ce24">
            <text:p>5.06</text:p>
          </table:table-cell>
          <table:table-cell office:value-type="float" office:value="145349" table:style-name="ce23">
            <text:p>145,349</text:p>
          </table:table-cell>
          <table:table-cell office:value-type="float" office:value="75408" table:style-name="ce23">
            <text:p>75,408</text:p>
          </table:table-cell>
          <table:table-cell office:value-type="float" office:value="69941" table:style-name="ce23">
            <text:p>69,941</text:p>
          </table:table-cell>
          <table:table-cell office:value-type="float" office:value="6.85" table:style-name="ce24">
            <text:p>6.85</text:p>
          </table:table-cell>
          <table:table-cell office:value-type="float" office:value="253859" table:style-name="ce23">
            <text:p>253,859</text:p>
          </table:table-cell>
          <table:table-cell office:value-type="float" office:value="132247" table:style-name="ce23">
            <text:p>132,247</text:p>
          </table:table-cell>
          <table:table-cell office:value-type="float" office:value="121612" table:style-name="ce23">
            <text:p>121,612</text:p>
          </table:table-cell>
          <table:table-cell office:value-type="float" office:value="11.97" table:style-name="ce24">
            <text:p>11.97</text:p>
          </table:table-cell>
          <table:table-cell office:value-type="float" office:value="276864" table:style-name="ce23">
            <text:p>276,864</text:p>
          </table:table-cell>
          <table:table-cell office:value-type="float" office:value="144413" table:style-name="ce23">
            <text:p>144,413</text:p>
          </table:table-cell>
          <table:table-cell office:value-type="float" office:value="132451" table:style-name="ce23">
            <text:p>132,451</text:p>
          </table:table-cell>
          <table:table-cell office:value-type="float" office:value="13.05" table:style-name="ce24">
            <text:p>13.05</text:p>
          </table:table-cell>
          <table:table-cell office:value-type="float" office:value="160217" table:style-name="ce23">
            <text:p>160,217</text:p>
          </table:table-cell>
          <table:table-cell office:value-type="float" office:value="83823" table:style-name="ce23">
            <text:p>83,823</text:p>
          </table:table-cell>
          <table:table-cell office:value-type="float" office:value="76394" table:style-name="ce23">
            <text:p>76,394</text:p>
          </table:table-cell>
          <table:table-cell office:value-type="float" office:value="7.55" table:style-name="ce24">
            <text:p>7.55</text:p>
          </table:table-cell>
          <table:table-cell office:value-type="float" office:value="1645344" table:style-name="ce23">
            <text:p>1,645,344</text:p>
          </table:table-cell>
          <table:table-cell office:value-type="float" office:value="811427" table:style-name="ce23">
            <text:p>811,427</text:p>
          </table:table-cell>
          <table:table-cell office:value-type="float" office:value="833917" table:style-name="ce23">
            <text:p>833,917</text:p>
          </table:table-cell>
          <table:table-cell office:value-type="float" office:value="77.58" table:style-name="ce24">
            <text:p>77.58</text:p>
          </table:table-cell>
          <table:table-cell office:value-type="float" office:value="209691" table:style-name="ce23">
            <text:p>209,691</text:p>
          </table:table-cell>
          <table:table-cell office:value-type="float" office:value="99312" table:style-name="ce23">
            <text:p>99,312</text:p>
          </table:table-cell>
          <table:table-cell office:value-type="float" office:value="110379" table:style-name="ce23">
            <text:p>110,379</text:p>
          </table:table-cell>
          <table:table-cell office:value-type="float" office:value="9.89" table:style-name="ce22">
            <text:p>9.8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52413" table:style-name="ce23">
            <text:p>2,752,413</text:p>
          </table:table-cell>
          <table:table-cell office:value-type="float" office:value="1360072" table:style-name="ce23">
            <text:p>1,360,072</text:p>
          </table:table-cell>
          <table:table-cell office:value-type="float" office:value="1392341" table:style-name="ce23">
            <text:p>1,392,341</text:p>
          </table:table-cell>
          <table:table-cell office:value-type="float" office:value="138187" table:style-name="ce23">
            <text:p>138,187</text:p>
          </table:table-cell>
          <table:table-cell office:value-type="float" office:value="71543" table:style-name="ce23">
            <text:p>71,543</text:p>
          </table:table-cell>
          <table:table-cell office:value-type="float" office:value="66644" table:style-name="ce23">
            <text:p>66,644</text:p>
          </table:table-cell>
          <table:table-cell office:value-type="float" office:value="5.0199999999999996" table:style-name="ce24">
            <text:p>5.02</text:p>
          </table:table-cell>
          <table:table-cell office:value-type="float" office:value="186080" table:style-name="ce23">
            <text:p>186,080</text:p>
          </table:table-cell>
          <table:table-cell office:value-type="float" office:value="96601" table:style-name="ce23">
            <text:p>96,601</text:p>
          </table:table-cell>
          <table:table-cell office:value-type="float" office:value="89479" table:style-name="ce23">
            <text:p>89,479</text:p>
          </table:table-cell>
          <table:table-cell office:value-type="float" office:value="6.76" table:style-name="ce24">
            <text:p>6.76</text:p>
          </table:table-cell>
          <table:table-cell office:value-type="float" office:value="318967" table:style-name="ce23">
            <text:p>318,967</text:p>
          </table:table-cell>
          <table:table-cell office:value-type="float" office:value="165658" table:style-name="ce23">
            <text:p>165,658</text:p>
          </table:table-cell>
          <table:table-cell office:value-type="float" office:value="153309" table:style-name="ce23">
            <text:p>153,309</text:p>
          </table:table-cell>
          <table:table-cell office:value-type="float" office:value="11.59" table:style-name="ce24">
            <text:p>11.59</text:p>
          </table:table-cell>
          <table:table-cell office:value-type="float" office:value="347366" table:style-name="ce23">
            <text:p>347,366</text:p>
          </table:table-cell>
          <table:table-cell office:value-type="float" office:value="180430" table:style-name="ce23">
            <text:p>180,430</text:p>
          </table:table-cell>
          <table:table-cell office:value-type="float" office:value="166936" table:style-name="ce23">
            <text:p>166,936</text:p>
          </table:table-cell>
          <table:table-cell office:value-type="float" office:value="12.62" table:style-name="ce24">
            <text:p>12.62</text:p>
          </table:table-cell>
          <table:table-cell office:value-type="float" office:value="200716" table:style-name="ce23">
            <text:p>200,716</text:p>
          </table:table-cell>
          <table:table-cell office:value-type="float" office:value="104266" table:style-name="ce23">
            <text:p>104,266</text:p>
          </table:table-cell>
          <table:table-cell office:value-type="float" office:value="96450" table:style-name="ce23">
            <text:p>96,450</text:p>
          </table:table-cell>
          <table:table-cell office:value-type="float" office:value="7.29" table:style-name="ce24">
            <text:p>7.29</text:p>
          </table:table-cell>
          <table:table-cell office:value-type="float" office:value="2152652" table:style-name="ce23">
            <text:p>2,152,652</text:p>
          </table:table-cell>
          <table:table-cell office:value-type="float" office:value="1048452" table:style-name="ce23">
            <text:p>1,048,452</text:p>
          </table:table-cell>
          <table:table-cell office:value-type="float" office:value="1104200" table:style-name="ce23">
            <text:p>1,104,200</text:p>
          </table:table-cell>
          <table:table-cell office:value-type="float" office:value="78.209999999999994" table:style-name="ce24">
            <text:p>78.21</text:p>
          </table:table-cell>
          <table:table-cell office:value-type="float" office:value="290025" table:style-name="ce23">
            <text:p>290,025</text:p>
          </table:table-cell>
          <table:table-cell office:value-type="float" office:value="134558" table:style-name="ce23">
            <text:p>134,558</text:p>
          </table:table-cell>
          <table:table-cell office:value-type="float" office:value="155467" table:style-name="ce23">
            <text:p>155,467</text:p>
          </table:table-cell>
          <table:table-cell office:value-type="float" office:value="10.54" table:style-name="ce22">
            <text:p>10.5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199" table:style-name="ce23">
            <text:p>1,885,199</text:p>
          </table:table-cell>
          <table:table-cell office:value-type="float" office:value="943267" table:style-name="ce23">
            <text:p>943,267</text:p>
          </table:table-cell>
          <table:table-cell office:value-type="float" office:value="941932" table:style-name="ce23">
            <text:p>941,932</text:p>
          </table:table-cell>
          <table:table-cell office:value-type="float" office:value="79556" table:style-name="ce23">
            <text:p>79,556</text:p>
          </table:table-cell>
          <table:table-cell office:value-type="float" office:value="41277" table:style-name="ce23">
            <text:p>41,277</text:p>
          </table:table-cell>
          <table:table-cell office:value-type="float" office:value="38279" table:style-name="ce23">
            <text:p>38,279</text:p>
          </table:table-cell>
          <table:table-cell office:value-type="float" office:value="4.22" table:style-name="ce24">
            <text:p>4.22</text:p>
          </table:table-cell>
          <table:table-cell office:value-type="float" office:value="106965" table:style-name="ce23">
            <text:p>106,965</text:p>
          </table:table-cell>
          <table:table-cell office:value-type="float" office:value="55556" table:style-name="ce23">
            <text:p>55,556</text:p>
          </table:table-cell>
          <table:table-cell office:value-type="float" office:value="51409" table:style-name="ce23">
            <text:p>51,409</text:p>
          </table:table-cell>
          <table:table-cell office:value-type="float" office:value="5.67" table:style-name="ce24">
            <text:p>5.67</text:p>
          </table:table-cell>
          <table:table-cell office:value-type="float" office:value="185111" table:style-name="ce23">
            <text:p>185,111</text:p>
          </table:table-cell>
          <table:table-cell office:value-type="float" office:value="96183" table:style-name="ce23">
            <text:p>96,183</text:p>
          </table:table-cell>
          <table:table-cell office:value-type="float" office:value="88928" table:style-name="ce23">
            <text:p>88,928</text:p>
          </table:table-cell>
          <table:table-cell office:value-type="float" office:value="9.82" table:style-name="ce24">
            <text:p>9.82</text:p>
          </table:table-cell>
          <table:table-cell office:value-type="float" office:value="201909" table:style-name="ce23">
            <text:p>201,909</text:p>
          </table:table-cell>
          <table:table-cell office:value-type="float" office:value="105000" table:style-name="ce23">
            <text:p>105,000</text:p>
          </table:table-cell>
          <table:table-cell office:value-type="float" office:value="96909" table:style-name="ce23">
            <text:p>96,909</text:p>
          </table:table-cell>
          <table:table-cell office:value-type="float" office:value="10.71" table:style-name="ce24">
            <text:p>10.71</text:p>
          </table:table-cell>
          <table:table-cell office:value-type="float" office:value="118900" table:style-name="ce23">
            <text:p>118,900</text:p>
          </table:table-cell>
          <table:table-cell office:value-type="float" office:value="62088" table:style-name="ce23">
            <text:p>62,088</text:p>
          </table:table-cell>
          <table:table-cell office:value-type="float" office:value="56812" table:style-name="ce23">
            <text:p>56,812</text:p>
          </table:table-cell>
          <table:table-cell office:value-type="float" office:value="6.31" table:style-name="ce24">
            <text:p>6.31</text:p>
          </table:table-cell>
          <table:table-cell office:value-type="float" office:value="1532952" table:style-name="ce23">
            <text:p>1,532,952</text:p>
          </table:table-cell>
          <table:table-cell office:value-type="float" office:value="759760" table:style-name="ce23">
            <text:p>759,760</text:p>
          </table:table-cell>
          <table:table-cell office:value-type="float" office:value="773192" table:style-name="ce23">
            <text:p>773,192</text:p>
          </table:table-cell>
          <table:table-cell office:value-type="float" office:value="81.319999999999993" table:style-name="ce24">
            <text:p>81.32</text:p>
          </table:table-cell>
          <table:table-cell office:value-type="float" office:value="251697" table:style-name="ce23">
            <text:p>251,697</text:p>
          </table:table-cell>
          <table:table-cell office:value-type="float" office:value="115322" table:style-name="ce23">
            <text:p>115,322</text:p>
          </table:table-cell>
          <table:table-cell office:value-type="float" office:value="136375" table:style-name="ce23">
            <text:p>136,375</text:p>
          </table:table-cell>
          <table:table-cell office:value-type="float" office:value="13.35" table:style-name="ce22">
            <text:p>13.3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7784" table:style-name="ce23">
            <text:p>2,777,784</text:p>
          </table:table-cell>
          <table:table-cell office:value-type="float" office:value="1379620" table:style-name="ce23">
            <text:p>1,379,620</text:p>
          </table:table-cell>
          <table:table-cell office:value-type="float" office:value="1398164" table:style-name="ce23">
            <text:p>1,398,164</text:p>
          </table:table-cell>
          <table:table-cell office:value-type="float" office:value="113342" table:style-name="ce23">
            <text:p>113,342</text:p>
          </table:table-cell>
          <table:table-cell office:value-type="float" office:value="58764" table:style-name="ce23">
            <text:p>58,764</text:p>
          </table:table-cell>
          <table:table-cell office:value-type="float" office:value="54578" table:style-name="ce23">
            <text:p>54,578</text:p>
          </table:table-cell>
          <table:table-cell office:value-type="float" office:value="4.08" table:style-name="ce24">
            <text:p>4.08</text:p>
          </table:table-cell>
          <table:table-cell office:value-type="float" office:value="152681" table:style-name="ce23">
            <text:p>152,681</text:p>
          </table:table-cell>
          <table:table-cell office:value-type="float" office:value="79097" table:style-name="ce23">
            <text:p>79,097</text:p>
          </table:table-cell>
          <table:table-cell office:value-type="float" office:value="73584" table:style-name="ce23">
            <text:p>73,584</text:p>
          </table:table-cell>
          <table:table-cell office:value-type="float" office:value="5.5" table:style-name="ce24">
            <text:p>5.50</text:p>
          </table:table-cell>
          <table:table-cell office:value-type="float" office:value="266975" table:style-name="ce23">
            <text:p>266,975</text:p>
          </table:table-cell>
          <table:table-cell office:value-type="float" office:value="138556" table:style-name="ce23">
            <text:p>138,556</text:p>
          </table:table-cell>
          <table:table-cell office:value-type="float" office:value="128419" table:style-name="ce23">
            <text:p>128,419</text:p>
          </table:table-cell>
          <table:table-cell office:value-type="float" office:value="9.61" table:style-name="ce24">
            <text:p>9.61</text:p>
          </table:table-cell>
          <table:table-cell office:value-type="float" office:value="291703" table:style-name="ce23">
            <text:p>291,703</text:p>
          </table:table-cell>
          <table:table-cell office:value-type="float" office:value="151434" table:style-name="ce23">
            <text:p>151,434</text:p>
          </table:table-cell>
          <table:table-cell office:value-type="float" office:value="140269" table:style-name="ce23">
            <text:p>140,269</text:p>
          </table:table-cell>
          <table:table-cell office:value-type="float" office:value="10.5" table:style-name="ce24">
            <text:p>10.50</text:p>
          </table:table-cell>
          <table:table-cell office:value-type="float" office:value="178095" table:style-name="ce23">
            <text:p>178,095</text:p>
          </table:table-cell>
          <table:table-cell office:value-type="float" office:value="92467" table:style-name="ce23">
            <text:p>92,467</text:p>
          </table:table-cell>
          <table:table-cell office:value-type="float" office:value="85628" table:style-name="ce23">
            <text:p>85,628</text:p>
          </table:table-cell>
          <table:table-cell office:value-type="float" office:value="6.41" table:style-name="ce24">
            <text:p>6.41</text:p>
          </table:table-cell>
          <table:table-cell office:value-type="float" office:value="2260687" table:style-name="ce23">
            <text:p>2,260,687</text:p>
          </table:table-cell>
          <table:table-cell office:value-type="float" office:value="1111345" table:style-name="ce23">
            <text:p>1,111,345</text:p>
          </table:table-cell>
          <table:table-cell office:value-type="float" office:value="1149342" table:style-name="ce23">
            <text:p>1,149,342</text:p>
          </table:table-cell>
          <table:table-cell office:value-type="float" office:value="81.38" table:style-name="ce24">
            <text:p>81.38</text:p>
          </table:table-cell>
          <table:table-cell office:value-type="float" office:value="359580" table:style-name="ce23">
            <text:p>359,580</text:p>
          </table:table-cell>
          <table:table-cell office:value-type="float" office:value="167212" table:style-name="ce23">
            <text:p>167,212</text:p>
          </table:table-cell>
          <table:table-cell office:value-type="float" office:value="192368" table:style-name="ce23">
            <text:p>192,368</text:p>
          </table:table-cell>
          <table:table-cell office:value-type="float" office:value="12.94" table:style-name="ce22">
            <text:p>12.94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46514" table:style-name="ce23">
            <text:p>7,146,514</text:p>
          </table:table-cell>
          <table:table-cell office:value-type="float" office:value="3649853" table:style-name="ce23">
            <text:p>3,649,853</text:p>
          </table:table-cell>
          <table:table-cell office:value-type="float" office:value="3496661" table:style-name="ce23">
            <text:p>3,496,661</text:p>
          </table:table-cell>
          <table:table-cell office:value-type="float" office:value="293699" table:style-name="ce23">
            <text:p>293,699</text:p>
          </table:table-cell>
          <table:table-cell office:value-type="float" office:value="152574" table:style-name="ce23">
            <text:p>152,574</text:p>
          </table:table-cell>
          <table:table-cell office:value-type="float" office:value="141125" table:style-name="ce23">
            <text:p>141,125</text:p>
          </table:table-cell>
          <table:table-cell office:value-type="float" office:value="4.1100000000000003" table:style-name="ce24">
            <text:p>4.11</text:p>
          </table:table-cell>
          <table:table-cell office:value-type="float" office:value="400243" table:style-name="ce23">
            <text:p>400,243</text:p>
          </table:table-cell>
          <table:table-cell office:value-type="float" office:value="208213" table:style-name="ce23">
            <text:p>208,213</text:p>
          </table:table-cell>
          <table:table-cell office:value-type="float" office:value="192030" table:style-name="ce23">
            <text:p>192,030</text:p>
          </table:table-cell>
          <table:table-cell office:value-type="float" office:value="5.6" table:style-name="ce24">
            <text:p>5.60</text:p>
          </table:table-cell>
          <table:table-cell office:value-type="float" office:value="714415" table:style-name="ce23">
            <text:p>714,415</text:p>
          </table:table-cell>
          <table:table-cell office:value-type="float" office:value="372807" table:style-name="ce23">
            <text:p>372,807</text:p>
          </table:table-cell>
          <table:table-cell office:value-type="float" office:value="341608" table:style-name="ce23">
            <text:p>341,608</text:p>
          </table:table-cell>
          <table:table-cell office:value-type="float" office:value="10" table:style-name="ce24">
            <text:p>10.00</text:p>
          </table:table-cell>
          <table:table-cell office:value-type="float" office:value="784806" table:style-name="ce23">
            <text:p>784,806</text:p>
          </table:table-cell>
          <table:table-cell office:value-type="float" office:value="409951" table:style-name="ce23">
            <text:p>409,951</text:p>
          </table:table-cell>
          <table:table-cell office:value-type="float" office:value="374855" table:style-name="ce23">
            <text:p>374,855</text:p>
          </table:table-cell>
          <table:table-cell office:value-type="float" office:value="10.98" table:style-name="ce24">
            <text:p>10.98</text:p>
          </table:table-cell>
          <table:table-cell office:value-type="float" office:value="490057" table:style-name="ce23">
            <text:p>490,057</text:p>
          </table:table-cell>
          <table:table-cell office:value-type="float" office:value="257217" table:style-name="ce23">
            <text:p>257,217</text:p>
          </table:table-cell>
          <table:table-cell office:value-type="float" office:value="232840" table:style-name="ce23">
            <text:p>232,840</text:p>
          </table:table-cell>
          <table:table-cell office:value-type="float" office:value="6.86" table:style-name="ce24">
            <text:p>6.86</text:p>
          </table:table-cell>
          <table:table-cell office:value-type="float" office:value="5744314" table:style-name="ce23">
            <text:p>5,744,314</text:p>
          </table:table-cell>
          <table:table-cell office:value-type="float" office:value="2916724" table:style-name="ce23">
            <text:p>2,916,724</text:p>
          </table:table-cell>
          <table:table-cell office:value-type="float" office:value="2827590" table:style-name="ce23">
            <text:p>2,827,590</text:p>
          </table:table-cell>
          <table:table-cell office:value-type="float" office:value="80.38" table:style-name="ce24">
            <text:p>80.38</text:p>
          </table:table-cell>
          <table:table-cell office:value-type="float" office:value="1025840" table:style-name="ce23">
            <text:p>1,025,840</text:p>
          </table:table-cell>
          <table:table-cell office:value-type="float" office:value="474931" table:style-name="ce23">
            <text:p>474,931</text:p>
          </table:table-cell>
          <table:table-cell office:value-type="float" office:value="550909" table:style-name="ce23">
            <text:p>550,909</text:p>
          </table:table-cell>
          <table:table-cell office:value-type="float" office:value="14.35" table:style-name="ce22">
            <text:p>14.35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811" table:style-name="ce18">
            <text:p>457,811</text:p>
          </table:table-cell>
          <table:table-cell office:value-type="float" office:value="232017" table:style-name="ce18">
            <text:p>232,017</text:p>
          </table:table-cell>
          <table:table-cell office:value-type="float" office:value="225794" table:style-name="ce18">
            <text:p>225,794</text:p>
          </table:table-cell>
          <table:table-cell office:value-type="float" office:value="17717" table:style-name="ce18">
            <text:p>17,717</text:p>
          </table:table-cell>
          <table:table-cell office:value-type="float" office:value="9302" table:style-name="ce18">
            <text:p>9,302</text:p>
          </table:table-cell>
          <table:table-cell office:value-type="float" office:value="8415" table:style-name="ce18">
            <text:p>8,415</text:p>
          </table:table-cell>
          <table:table-cell office:value-type="float" office:value="3.87" table:style-name="ce19">
            <text:p>3.87</text:p>
          </table:table-cell>
          <table:table-cell office:value-type="float" office:value="24437" table:style-name="ce18">
            <text:p>24,437</text:p>
          </table:table-cell>
          <table:table-cell office:value-type="float" office:value="12745" table:style-name="ce18">
            <text:p>12,745</text:p>
          </table:table-cell>
          <table:table-cell office:value-type="float" office:value="11692" table:style-name="ce18">
            <text:p>11,692</text:p>
          </table:table-cell>
          <table:table-cell office:value-type="float" office:value="5.34" table:style-name="ce19">
            <text:p>5.34</text:p>
          </table:table-cell>
          <table:table-cell office:value-type="float" office:value="43755" table:style-name="ce18">
            <text:p>43,755</text:p>
          </table:table-cell>
          <table:table-cell office:value-type="float" office:value="22729" table:style-name="ce18">
            <text:p>22,729</text:p>
          </table:table-cell>
          <table:table-cell office:value-type="float" office:value="21026" table:style-name="ce18">
            <text:p>21,026</text:p>
          </table:table-cell>
          <table:table-cell office:value-type="float" office:value="9.56" table:style-name="ce19">
            <text:p>9.56</text:p>
          </table:table-cell>
          <table:table-cell office:value-type="float" office:value="48130" table:style-name="ce18">
            <text:p>48,130</text:p>
          </table:table-cell>
          <table:table-cell office:value-type="float" office:value="25040" table:style-name="ce18">
            <text:p>25,040</text:p>
          </table:table-cell>
          <table:table-cell office:value-type="float" office:value="23090" table:style-name="ce18">
            <text:p>23,090</text:p>
          </table:table-cell>
          <table:table-cell office:value-type="float" office:value="10.51" table:style-name="ce19">
            <text:p>10.51</text:p>
          </table:table-cell>
          <table:table-cell office:value-type="float" office:value="30660" table:style-name="ce18">
            <text:p>30,660</text:p>
          </table:table-cell>
          <table:table-cell office:value-type="float" office:value="16045" table:style-name="ce18">
            <text:p>16,045</text:p>
          </table:table-cell>
          <table:table-cell office:value-type="float" office:value="14615" table:style-name="ce18">
            <text:p>14,615</text:p>
          </table:table-cell>
          <table:table-cell office:value-type="float" office:value="6.7" table:style-name="ce19">
            <text:p>6.70</text:p>
          </table:table-cell>
          <table:table-cell office:value-type="float" office:value="370302" table:style-name="ce18">
            <text:p>370,302</text:p>
          </table:table-cell>
          <table:table-cell office:value-type="float" office:value="186402" table:style-name="ce18">
            <text:p>186,402</text:p>
          </table:table-cell>
          <table:table-cell office:value-type="float" office:value="183900" table:style-name="ce18">
            <text:p>183,900</text:p>
          </table:table-cell>
          <table:table-cell office:value-type="float" office:value="80.89" table:style-name="ce19">
            <text:p>80.89</text:p>
          </table:table-cell>
          <table:table-cell office:value-type="float" office:value="66294" table:style-name="ce18">
            <text:p>66,294</text:p>
          </table:table-cell>
          <table:table-cell office:value-type="float" office:value="30946" table:style-name="ce18">
            <text:p>30,946</text:p>
          </table:table-cell>
          <table:table-cell office:value-type="float" office:value="35348" table:style-name="ce18">
            <text:p>35,348</text:p>
          </table:table-cell>
          <table:table-cell office:value-type="float" office:value="14.48" table:style-name="ce17">
            <text:p>14.4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4198" table:style-name="ce18">
            <text:p>544,198</text:p>
          </table:table-cell>
          <table:table-cell office:value-type="float" office:value="278497" table:style-name="ce18">
            <text:p>278,497</text:p>
          </table:table-cell>
          <table:table-cell office:value-type="float" office:value="265701" table:style-name="ce18">
            <text:p>265,701</text:p>
          </table:table-cell>
          <table:table-cell office:value-type="float" office:value="30430" table:style-name="ce18">
            <text:p>30,430</text:p>
          </table:table-cell>
          <table:table-cell office:value-type="float" office:value="15682" table:style-name="ce18">
            <text:p>15,682</text:p>
          </table:table-cell>
          <table:table-cell office:value-type="float" office:value="14748" table:style-name="ce18">
            <text:p>14,748</text:p>
          </table:table-cell>
          <table:table-cell office:value-type="float" office:value="5.59" table:style-name="ce19">
            <text:p>5.59</text:p>
          </table:table-cell>
          <table:table-cell office:value-type="float" office:value="41940" table:style-name="ce18">
            <text:p>41,940</text:p>
          </table:table-cell>
          <table:table-cell office:value-type="float" office:value="21776" table:style-name="ce18">
            <text:p>21,776</text:p>
          </table:table-cell>
          <table:table-cell office:value-type="float" office:value="20164" table:style-name="ce18">
            <text:p>20,164</text:p>
          </table:table-cell>
          <table:table-cell office:value-type="float" office:value="7.71" table:style-name="ce19">
            <text:p>7.71</text:p>
          </table:table-cell>
          <table:table-cell office:value-type="float" office:value="72577" table:style-name="ce18">
            <text:p>72,577</text:p>
          </table:table-cell>
          <table:table-cell office:value-type="float" office:value="37832" table:style-name="ce18">
            <text:p>37,832</text:p>
          </table:table-cell>
          <table:table-cell office:value-type="float" office:value="34745" table:style-name="ce18">
            <text:p>34,745</text:p>
          </table:table-cell>
          <table:table-cell office:value-type="float" office:value="13.34" table:style-name="ce19">
            <text:p>13.34</text:p>
          </table:table-cell>
          <table:table-cell office:value-type="float" office:value="78751" table:style-name="ce18">
            <text:p>78,751</text:p>
          </table:table-cell>
          <table:table-cell office:value-type="float" office:value="41030" table:style-name="ce18">
            <text:p>41,030</text:p>
          </table:table-cell>
          <table:table-cell office:value-type="float" office:value="37721" table:style-name="ce18">
            <text:p>37,721</text:p>
          </table:table-cell>
          <table:table-cell office:value-type="float" office:value="14.47" table:style-name="ce19">
            <text:p>14.47</text:p>
          </table:table-cell>
          <table:table-cell office:value-type="float" office:value="40514" table:style-name="ce18">
            <text:p>40,514</text:p>
          </table:table-cell>
          <table:table-cell office:value-type="float" office:value="21285" table:style-name="ce18">
            <text:p>21,285</text:p>
          </table:table-cell>
          <table:table-cell office:value-type="float" office:value="19229" table:style-name="ce18">
            <text:p>19,229</text:p>
          </table:table-cell>
          <table:table-cell office:value-type="float" office:value="7.44" table:style-name="ce19">
            <text:p>7.44</text:p>
          </table:table-cell>
          <table:table-cell office:value-type="float" office:value="415736" table:style-name="ce18">
            <text:p>415,736</text:p>
          </table:table-cell>
          <table:table-cell office:value-type="float" office:value="211322" table:style-name="ce18">
            <text:p>211,322</text:p>
          </table:table-cell>
          <table:table-cell office:value-type="float" office:value="204414" table:style-name="ce18">
            <text:p>204,414</text:p>
          </table:table-cell>
          <table:table-cell office:value-type="float" office:value="76.39" table:style-name="ce19">
            <text:p>76.39</text:p>
          </table:table-cell>
          <table:table-cell office:value-type="float" office:value="62853" table:style-name="ce18">
            <text:p>62,853</text:p>
          </table:table-cell>
          <table:table-cell office:value-type="float" office:value="30292" table:style-name="ce18">
            <text:p>30,292</text:p>
          </table:table-cell>
          <table:table-cell office:value-type="float" office:value="32561" table:style-name="ce18">
            <text:p>32,561</text:p>
          </table:table-cell>
          <table:table-cell office:value-type="float" office:value="11.55" table:style-name="ce17">
            <text:p>11.5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1755" table:style-name="ce18">
            <text:p>561,755</text:p>
          </table:table-cell>
          <table:table-cell office:value-type="float" office:value="289647" table:style-name="ce18">
            <text:p>289,647</text:p>
          </table:table-cell>
          <table:table-cell office:value-type="float" office:value="272108" table:style-name="ce18">
            <text:p>272,108</text:p>
          </table:table-cell>
          <table:table-cell office:value-type="float" office:value="26848" table:style-name="ce18">
            <text:p>26,848</text:p>
          </table:table-cell>
          <table:table-cell office:value-type="float" office:value="13906" table:style-name="ce18">
            <text:p>13,906</text:p>
          </table:table-cell>
          <table:table-cell office:value-type="float" office:value="12942" table:style-name="ce18">
            <text:p>12,942</text:p>
          </table:table-cell>
          <table:table-cell office:value-type="float" office:value="4.78" table:style-name="ce19">
            <text:p>4.78</text:p>
          </table:table-cell>
          <table:table-cell office:value-type="float" office:value="35396" table:style-name="ce18">
            <text:p>35,396</text:p>
          </table:table-cell>
          <table:table-cell office:value-type="float" office:value="18379" table:style-name="ce18">
            <text:p>18,379</text:p>
          </table:table-cell>
          <table:table-cell office:value-type="float" office:value="17017" table:style-name="ce18">
            <text:p>17,017</text:p>
          </table:table-cell>
          <table:table-cell office:value-type="float" office:value="6.3" table:style-name="ce19">
            <text:p>6.30</text:p>
          </table:table-cell>
          <table:table-cell office:value-type="float" office:value="60504" table:style-name="ce18">
            <text:p>60,504</text:p>
          </table:table-cell>
          <table:table-cell office:value-type="float" office:value="31545" table:style-name="ce18">
            <text:p>31,545</text:p>
          </table:table-cell>
          <table:table-cell office:value-type="float" office:value="28959" table:style-name="ce18">
            <text:p>28,959</text:p>
          </table:table-cell>
          <table:table-cell office:value-type="float" office:value="10.77" table:style-name="ce19">
            <text:p>10.77</text:p>
          </table:table-cell>
          <table:table-cell office:value-type="float" office:value="65883" table:style-name="ce18">
            <text:p>65,883</text:p>
          </table:table-cell>
          <table:table-cell office:value-type="float" office:value="34467" table:style-name="ce18">
            <text:p>34,467</text:p>
          </table:table-cell>
          <table:table-cell office:value-type="float" office:value="31416" table:style-name="ce18">
            <text:p>31,416</text:p>
          </table:table-cell>
          <table:table-cell office:value-type="float" office:value="11.73" table:style-name="ce19">
            <text:p>11.73</text:p>
          </table:table-cell>
          <table:table-cell office:value-type="float" office:value="37667" table:style-name="ce18">
            <text:p>37,667</text:p>
          </table:table-cell>
          <table:table-cell office:value-type="float" office:value="20011" table:style-name="ce18">
            <text:p>20,011</text:p>
          </table:table-cell>
          <table:table-cell office:value-type="float" office:value="17656" table:style-name="ce18">
            <text:p>17,656</text:p>
          </table:table-cell>
          <table:table-cell office:value-type="float" office:value="6.71" table:style-name="ce19">
            <text:p>6.71</text:p>
          </table:table-cell>
          <table:table-cell office:value-type="float" office:value="448540" table:style-name="ce18">
            <text:p>448,540</text:p>
          </table:table-cell>
          <table:table-cell office:value-type="float" office:value="230234" table:style-name="ce18">
            <text:p>230,234</text:p>
          </table:table-cell>
          <table:table-cell office:value-type="float" office:value="218306" table:style-name="ce18">
            <text:p>218,306</text:p>
          </table:table-cell>
          <table:table-cell office:value-type="float" office:value="79.849999999999994" table:style-name="ce19">
            <text:p>79.85</text:p>
          </table:table-cell>
          <table:table-cell office:value-type="float" office:value="81354" table:style-name="ce18">
            <text:p>81,354</text:p>
          </table:table-cell>
          <table:table-cell office:value-type="float" office:value="38727" table:style-name="ce18">
            <text:p>38,727</text:p>
          </table:table-cell>
          <table:table-cell office:value-type="float" office:value="42627" table:style-name="ce18">
            <text:p>42,627</text:p>
          </table:table-cell>
          <table:table-cell office:value-type="float" office:value="14.48" table:style-name="ce17">
            <text:p>14.48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8776" table:style-name="ce18">
            <text:p>1,288,776</text:p>
          </table:table-cell>
          <table:table-cell office:value-type="float" office:value="657875" table:style-name="ce18">
            <text:p>657,875</text:p>
          </table:table-cell>
          <table:table-cell office:value-type="float" office:value="630901" table:style-name="ce18">
            <text:p>630,901</text:p>
          </table:table-cell>
          <table:table-cell office:value-type="float" office:value="58414" table:style-name="ce18">
            <text:p>58,414</text:p>
          </table:table-cell>
          <table:table-cell office:value-type="float" office:value="30370" table:style-name="ce18">
            <text:p>30,370</text:p>
          </table:table-cell>
          <table:table-cell office:value-type="float" office:value="28044" table:style-name="ce18">
            <text:p>28,044</text:p>
          </table:table-cell>
          <table:table-cell office:value-type="float" office:value="4.53" table:style-name="ce19">
            <text:p>4.53</text:p>
          </table:table-cell>
          <table:table-cell office:value-type="float" office:value="77735" table:style-name="ce18">
            <text:p>77,735</text:p>
          </table:table-cell>
          <table:table-cell office:value-type="float" office:value="40451" table:style-name="ce18">
            <text:p>40,451</text:p>
          </table:table-cell>
          <table:table-cell office:value-type="float" office:value="37284" table:style-name="ce18">
            <text:p>37,284</text:p>
          </table:table-cell>
          <table:table-cell office:value-type="float" office:value="6.03" table:style-name="ce19">
            <text:p>6.03</text:p>
          </table:table-cell>
          <table:table-cell office:value-type="float" office:value="135606" table:style-name="ce18">
            <text:p>135,606</text:p>
          </table:table-cell>
          <table:table-cell office:value-type="float" office:value="70888" table:style-name="ce18">
            <text:p>70,888</text:p>
          </table:table-cell>
          <table:table-cell office:value-type="float" office:value="64718" table:style-name="ce18">
            <text:p>64,718</text:p>
          </table:table-cell>
          <table:table-cell office:value-type="float" office:value="10.52" table:style-name="ce19">
            <text:p>10.52</text:p>
          </table:table-cell>
          <table:table-cell office:value-type="float" office:value="148797" table:style-name="ce18">
            <text:p>148,797</text:p>
          </table:table-cell>
          <table:table-cell office:value-type="float" office:value="77828" table:style-name="ce18">
            <text:p>77,828</text:p>
          </table:table-cell>
          <table:table-cell office:value-type="float" office:value="70969" table:style-name="ce18">
            <text:p>70,969</text:p>
          </table:table-cell>
          <table:table-cell office:value-type="float" office:value="11.55" table:style-name="ce19">
            <text:p>11.55</text:p>
          </table:table-cell>
          <table:table-cell office:value-type="float" office:value="91253" table:style-name="ce18">
            <text:p>91,253</text:p>
          </table:table-cell>
          <table:table-cell office:value-type="float" office:value="47963" table:style-name="ce18">
            <text:p>47,963</text:p>
          </table:table-cell>
          <table:table-cell office:value-type="float" office:value="43290" table:style-name="ce18">
            <text:p>43,290</text:p>
          </table:table-cell>
          <table:table-cell office:value-type="float" office:value="7.08" table:style-name="ce19">
            <text:p>7.08</text:p>
          </table:table-cell>
          <table:table-cell office:value-type="float" office:value="1025733" table:style-name="ce18">
            <text:p>1,025,733</text:p>
          </table:table-cell>
          <table:table-cell office:value-type="float" office:value="520104" table:style-name="ce18">
            <text:p>520,104</text:p>
          </table:table-cell>
          <table:table-cell office:value-type="float" office:value="505629" table:style-name="ce18">
            <text:p>505,629</text:p>
          </table:table-cell>
          <table:table-cell office:value-type="float" office:value="79.59" table:style-name="ce19">
            <text:p>79.59</text:p>
          </table:table-cell>
          <table:table-cell office:value-type="float" office:value="178408" table:style-name="ce18">
            <text:p>178,408</text:p>
          </table:table-cell>
          <table:table-cell office:value-type="float" office:value="81896" table:style-name="ce18">
            <text:p>81,896</text:p>
          </table:table-cell>
          <table:table-cell office:value-type="float" office:value="96512" table:style-name="ce18">
            <text:p>96,512</text:p>
          </table:table-cell>
          <table:table-cell office:value-type="float" office:value="13.84" table:style-name="ce17">
            <text:p>13.8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7421" table:style-name="ce18">
            <text:p>507,421</text:p>
          </table:table-cell>
          <table:table-cell office:value-type="float" office:value="260234" table:style-name="ce18">
            <text:p>260,234</text:p>
          </table:table-cell>
          <table:table-cell office:value-type="float" office:value="247187" table:style-name="ce18">
            <text:p>247,187</text:p>
          </table:table-cell>
          <table:table-cell office:value-type="float" office:value="17228" table:style-name="ce18">
            <text:p>17,228</text:p>
          </table:table-cell>
          <table:table-cell office:value-type="float" office:value="8938" table:style-name="ce18">
            <text:p>8,938</text:p>
          </table:table-cell>
          <table:table-cell office:value-type="float" office:value="8290" table:style-name="ce18">
            <text:p>8,290</text:p>
          </table:table-cell>
          <table:table-cell office:value-type="float" office:value="3.4" table:style-name="ce19">
            <text:p>3.40</text:p>
          </table:table-cell>
          <table:table-cell office:value-type="float" office:value="23875" table:style-name="ce18">
            <text:p>23,875</text:p>
          </table:table-cell>
          <table:table-cell office:value-type="float" office:value="12425" table:style-name="ce18">
            <text:p>12,425</text:p>
          </table:table-cell>
          <table:table-cell office:value-type="float" office:value="11450" table:style-name="ce18">
            <text:p>11,450</text:p>
          </table:table-cell>
          <table:table-cell office:value-type="float" office:value="4.71" table:style-name="ce19">
            <text:p>4.71</text:p>
          </table:table-cell>
          <table:table-cell office:value-type="float" office:value="44347" table:style-name="ce18">
            <text:p>44,347</text:p>
          </table:table-cell>
          <table:table-cell office:value-type="float" office:value="23020" table:style-name="ce18">
            <text:p>23,020</text:p>
          </table:table-cell>
          <table:table-cell office:value-type="float" office:value="21327" table:style-name="ce18">
            <text:p>21,327</text:p>
          </table:table-cell>
          <table:table-cell office:value-type="float" office:value="8.74" table:style-name="ce19">
            <text:p>8.74</text:p>
          </table:table-cell>
          <table:table-cell office:value-type="float" office:value="49041" table:style-name="ce18">
            <text:p>49,041</text:p>
          </table:table-cell>
          <table:table-cell office:value-type="float" office:value="25451" table:style-name="ce18">
            <text:p>25,451</text:p>
          </table:table-cell>
          <table:table-cell office:value-type="float" office:value="23590" table:style-name="ce18">
            <text:p>23,590</text:p>
          </table:table-cell>
          <table:table-cell office:value-type="float" office:value="9.66" table:style-name="ce19">
            <text:p>9.66</text:p>
          </table:table-cell>
          <table:table-cell office:value-type="float" office:value="34125" table:style-name="ce18">
            <text:p>34,125</text:p>
          </table:table-cell>
          <table:table-cell office:value-type="float" office:value="17800" table:style-name="ce18">
            <text:p>17,800</text:p>
          </table:table-cell>
          <table:table-cell office:value-type="float" office:value="16325" table:style-name="ce18">
            <text:p>16,325</text:p>
          </table:table-cell>
          <table:table-cell office:value-type="float" office:value="6.73" table:style-name="ce19">
            <text:p>6.73</text:p>
          </table:table-cell>
          <table:table-cell office:value-type="float" office:value="414948" table:style-name="ce18">
            <text:p>414,948</text:p>
          </table:table-cell>
          <table:table-cell office:value-type="float" office:value="212254" table:style-name="ce18">
            <text:p>212,254</text:p>
          </table:table-cell>
          <table:table-cell office:value-type="float" office:value="202694" table:style-name="ce18">
            <text:p>202,694</text:p>
          </table:table-cell>
          <table:table-cell office:value-type="float" office:value="81.78" table:style-name="ce19">
            <text:p>81.78</text:p>
          </table:table-cell>
          <table:table-cell office:value-type="float" office:value="78467" table:style-name="ce18">
            <text:p>78,467</text:p>
          </table:table-cell>
          <table:table-cell office:value-type="float" office:value="36644" table:style-name="ce18">
            <text:p>36,644</text:p>
          </table:table-cell>
          <table:table-cell office:value-type="float" office:value="41823" table:style-name="ce18">
            <text:p>41,823</text:p>
          </table:table-cell>
          <table:table-cell office:value-type="float" office:value="15.46" table:style-name="ce17">
            <text:p>15.4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7318" table:style-name="ce18">
            <text:p>697,318</text:p>
          </table:table-cell>
          <table:table-cell office:value-type="float" office:value="362508" table:style-name="ce18">
            <text:p>362,508</text:p>
          </table:table-cell>
          <table:table-cell office:value-type="float" office:value="334810" table:style-name="ce18">
            <text:p>334,810</text:p>
          </table:table-cell>
          <table:table-cell office:value-type="float" office:value="25203" table:style-name="ce18">
            <text:p>25,203</text:p>
          </table:table-cell>
          <table:table-cell office:value-type="float" office:value="13053" table:style-name="ce18">
            <text:p>13,053</text:p>
          </table:table-cell>
          <table:table-cell office:value-type="float" office:value="12150" table:style-name="ce18">
            <text:p>12,150</text:p>
          </table:table-cell>
          <table:table-cell office:value-type="float" office:value="3.61" table:style-name="ce19">
            <text:p>3.61</text:p>
          </table:table-cell>
          <table:table-cell office:value-type="float" office:value="34699" table:style-name="ce18">
            <text:p>34,699</text:p>
          </table:table-cell>
          <table:table-cell office:value-type="float" office:value="18020" table:style-name="ce18">
            <text:p>18,020</text:p>
          </table:table-cell>
          <table:table-cell office:value-type="float" office:value="16679" table:style-name="ce18">
            <text:p>16,679</text:p>
          </table:table-cell>
          <table:table-cell office:value-type="float" office:value="4.9800000000000004" table:style-name="ce19">
            <text:p>4.98</text:p>
          </table:table-cell>
          <table:table-cell office:value-type="float" office:value="64291" table:style-name="ce18">
            <text:p>64,291</text:p>
          </table:table-cell>
          <table:table-cell office:value-type="float" office:value="33644" table:style-name="ce18">
            <text:p>33,644</text:p>
          </table:table-cell>
          <table:table-cell office:value-type="float" office:value="30647" table:style-name="ce18">
            <text:p>30,647</text:p>
          </table:table-cell>
          <table:table-cell office:value-type="float" office:value="9.2200000000000006" table:style-name="ce19">
            <text:p>9.22</text:p>
          </table:table-cell>
          <table:table-cell office:value-type="float" office:value="71283" table:style-name="ce18">
            <text:p>71,283</text:p>
          </table:table-cell>
          <table:table-cell office:value-type="float" office:value="37363" table:style-name="ce18">
            <text:p>37,363</text:p>
          </table:table-cell>
          <table:table-cell office:value-type="float" office:value="33920" table:style-name="ce18">
            <text:p>33,920</text:p>
          </table:table-cell>
          <table:table-cell office:value-type="float" office:value="10.220000000000001" table:style-name="ce19">
            <text:p>10.22</text:p>
          </table:table-cell>
          <table:table-cell office:value-type="float" office:value="47980" table:style-name="ce18">
            <text:p>47,980</text:p>
          </table:table-cell>
          <table:table-cell office:value-type="float" office:value="25254" table:style-name="ce18">
            <text:p>25,254</text:p>
          </table:table-cell>
          <table:table-cell office:value-type="float" office:value="22726" table:style-name="ce18">
            <text:p>22,726</text:p>
          </table:table-cell>
          <table:table-cell office:value-type="float" office:value="6.88" table:style-name="ce19">
            <text:p>6.88</text:p>
          </table:table-cell>
          <table:table-cell office:value-type="float" office:value="566406" table:style-name="ce18">
            <text:p>566,406</text:p>
          </table:table-cell>
          <table:table-cell office:value-type="float" office:value="293774" table:style-name="ce18">
            <text:p>293,774</text:p>
          </table:table-cell>
          <table:table-cell office:value-type="float" office:value="272632" table:style-name="ce18">
            <text:p>272,632</text:p>
          </table:table-cell>
          <table:table-cell office:value-type="float" office:value="81.23" table:style-name="ce19">
            <text:p>81.23</text:p>
          </table:table-cell>
          <table:table-cell office:value-type="float" office:value="116600" table:style-name="ce18">
            <text:p>116,600</text:p>
          </table:table-cell>
          <table:table-cell office:value-type="float" office:value="52874" table:style-name="ce18">
            <text:p>52,874</text:p>
          </table:table-cell>
          <table:table-cell office:value-type="float" office:value="63726" table:style-name="ce18">
            <text:p>63,726</text:p>
          </table:table-cell>
          <table:table-cell office:value-type="float" office:value="16.72" table:style-name="ce17">
            <text:p>16.7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7698" table:style-name="ce18">
            <text:p>517,698</text:p>
          </table:table-cell>
          <table:table-cell office:value-type="float" office:value="269461" table:style-name="ce18">
            <text:p>269,461</text:p>
          </table:table-cell>
          <table:table-cell office:value-type="float" office:value="248237" table:style-name="ce18">
            <text:p>248,237</text:p>
          </table:table-cell>
          <table:table-cell office:value-type="float" office:value="15348" table:style-name="ce18">
            <text:p>15,348</text:p>
          </table:table-cell>
          <table:table-cell office:value-type="float" office:value="8027" table:style-name="ce18">
            <text:p>8,027</text:p>
          </table:table-cell>
          <table:table-cell office:value-type="float" office:value="7321" table:style-name="ce18">
            <text:p>7,321</text:p>
          </table:table-cell>
          <table:table-cell office:value-type="float" office:value="2.96" table:style-name="ce19">
            <text:p>2.96</text:p>
          </table:table-cell>
          <table:table-cell office:value-type="float" office:value="21104" table:style-name="ce18">
            <text:p>21,104</text:p>
          </table:table-cell>
          <table:table-cell office:value-type="float" office:value="11044" table:style-name="ce18">
            <text:p>11,044</text:p>
          </table:table-cell>
          <table:table-cell office:value-type="float" office:value="10060" table:style-name="ce18">
            <text:p>10,060</text:p>
          </table:table-cell>
          <table:table-cell office:value-type="float" office:value="4.08" table:style-name="ce19">
            <text:p>4.08</text:p>
          </table:table-cell>
          <table:table-cell office:value-type="float" office:value="39624" table:style-name="ce18">
            <text:p>39,624</text:p>
          </table:table-cell>
          <table:table-cell office:value-type="float" office:value="20714" table:style-name="ce18">
            <text:p>20,714</text:p>
          </table:table-cell>
          <table:table-cell office:value-type="float" office:value="18910" table:style-name="ce18">
            <text:p>18,910</text:p>
          </table:table-cell>
          <table:table-cell office:value-type="float" office:value="7.65" table:style-name="ce19">
            <text:p>7.65</text:p>
          </table:table-cell>
          <table:table-cell office:value-type="float" office:value="44014" table:style-name="ce18">
            <text:p>44,014</text:p>
          </table:table-cell>
          <table:table-cell office:value-type="float" office:value="23030" table:style-name="ce18">
            <text:p>23,030</text:p>
          </table:table-cell>
          <table:table-cell office:value-type="float" office:value="20984" table:style-name="ce18">
            <text:p>20,984</text:p>
          </table:table-cell>
          <table:table-cell office:value-type="float" office:value="8.5" table:style-name="ce19">
            <text:p>8.50</text:p>
          </table:table-cell>
          <table:table-cell office:value-type="float" office:value="33151" table:style-name="ce18">
            <text:p>33,151</text:p>
          </table:table-cell>
          <table:table-cell office:value-type="float" office:value="17442" table:style-name="ce18">
            <text:p>17,442</text:p>
          </table:table-cell>
          <table:table-cell office:value-type="float" office:value="15709" table:style-name="ce18">
            <text:p>15,709</text:p>
          </table:table-cell>
          <table:table-cell office:value-type="float" office:value="6.4" table:style-name="ce19">
            <text:p>6.40</text:p>
          </table:table-cell>
          <table:table-cell office:value-type="float" office:value="430902" table:style-name="ce18">
            <text:p>430,902</text:p>
          </table:table-cell>
          <table:table-cell office:value-type="float" office:value="223982" table:style-name="ce18">
            <text:p>223,982</text:p>
          </table:table-cell>
          <table:table-cell office:value-type="float" office:value="206920" table:style-name="ce18">
            <text:p>206,920</text:p>
          </table:table-cell>
          <table:table-cell office:value-type="float" office:value="83.23" table:style-name="ce19">
            <text:p>83.23</text:p>
          </table:table-cell>
          <table:table-cell office:value-type="float" office:value="90729" table:style-name="ce18">
            <text:p>90,729</text:p>
          </table:table-cell>
          <table:table-cell office:value-type="float" office:value="41221" table:style-name="ce18">
            <text:p>41,221</text:p>
          </table:table-cell>
          <table:table-cell office:value-type="float" office:value="49508" table:style-name="ce18">
            <text:p>49,508</text:p>
          </table:table-cell>
          <table:table-cell office:value-type="float" office:value="17.53" table:style-name="ce17">
            <text:p>17.53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9001" table:style-name="ce18">
            <text:p>839,001</text:p>
          </table:table-cell>
          <table:table-cell office:value-type="float" office:value="429674" table:style-name="ce18">
            <text:p>429,674</text:p>
          </table:table-cell>
          <table:table-cell office:value-type="float" office:value="409327" table:style-name="ce18">
            <text:p>409,327</text:p>
          </table:table-cell>
          <table:table-cell office:value-type="float" office:value="27753" table:style-name="ce18">
            <text:p>27,753</text:p>
          </table:table-cell>
          <table:table-cell office:value-type="float" office:value="14433" table:style-name="ce18">
            <text:p>14,433</text:p>
          </table:table-cell>
          <table:table-cell office:value-type="float" office:value="13320" table:style-name="ce18">
            <text:p>13,320</text:p>
          </table:table-cell>
          <table:table-cell office:value-type="float" office:value="3.31" table:style-name="ce19">
            <text:p>3.31</text:p>
          </table:table-cell>
          <table:table-cell office:value-type="float" office:value="38331" table:style-name="ce18">
            <text:p>38,331</text:p>
          </table:table-cell>
          <table:table-cell office:value-type="float" office:value="20009" table:style-name="ce18">
            <text:p>20,009</text:p>
          </table:table-cell>
          <table:table-cell office:value-type="float" office:value="18322" table:style-name="ce18">
            <text:p>18,322</text:p>
          </table:table-cell>
          <table:table-cell office:value-type="float" office:value="4.57" table:style-name="ce19">
            <text:p>4.57</text:p>
          </table:table-cell>
          <table:table-cell office:value-type="float" office:value="71298" table:style-name="ce18">
            <text:p>71,298</text:p>
          </table:table-cell>
          <table:table-cell office:value-type="float" office:value="37258" table:style-name="ce18">
            <text:p>37,258</text:p>
          </table:table-cell>
          <table:table-cell office:value-type="float" office:value="34040" table:style-name="ce18">
            <text:p>34,040</text:p>
          </table:table-cell>
          <table:table-cell office:value-type="float" office:value="8.5" table:style-name="ce19">
            <text:p>8.50</text:p>
          </table:table-cell>
          <table:table-cell office:value-type="float" office:value="78912" table:style-name="ce18">
            <text:p>78,912</text:p>
          </table:table-cell>
          <table:table-cell office:value-type="float" office:value="41282" table:style-name="ce18">
            <text:p>41,282</text:p>
          </table:table-cell>
          <table:table-cell office:value-type="float" office:value="37630" table:style-name="ce18">
            <text:p>37,630</text:p>
          </table:table-cell>
          <table:table-cell office:value-type="float" office:value="9.41" table:style-name="ce19">
            <text:p>9.41</text:p>
          </table:table-cell>
          <table:table-cell office:value-type="float" office:value="54064" table:style-name="ce18">
            <text:p>54,064</text:p>
          </table:table-cell>
          <table:table-cell office:value-type="float" office:value="28262" table:style-name="ce18">
            <text:p>28,262</text:p>
          </table:table-cell>
          <table:table-cell office:value-type="float" office:value="25802" table:style-name="ce18">
            <text:p>25,802</text:p>
          </table:table-cell>
          <table:table-cell office:value-type="float" office:value="6.44" table:style-name="ce19">
            <text:p>6.44</text:p>
          </table:table-cell>
          <table:table-cell office:value-type="float" office:value="690170" table:style-name="ce18">
            <text:p>690,170</text:p>
          </table:table-cell>
          <table:table-cell office:value-type="float" office:value="351857" table:style-name="ce18">
            <text:p>351,857</text:p>
          </table:table-cell>
          <table:table-cell office:value-type="float" office:value="338313" table:style-name="ce18">
            <text:p>338,313</text:p>
          </table:table-cell>
          <table:table-cell office:value-type="float" office:value="82.26" table:style-name="ce19">
            <text:p>82.26</text:p>
          </table:table-cell>
          <table:table-cell office:value-type="float" office:value="124004" table:style-name="ce18">
            <text:p>124,004</text:p>
          </table:table-cell>
          <table:table-cell office:value-type="float" office:value="58604" table:style-name="ce18">
            <text:p>58,604</text:p>
          </table:table-cell>
          <table:table-cell office:value-type="float" office:value="65400" table:style-name="ce18">
            <text:p>65,400</text:p>
          </table:table-cell>
          <table:table-cell office:value-type="float" office:value="14.78" table:style-name="ce17">
            <text:p>14.7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1633" table:style-name="ce18">
            <text:p>221,633</text:p>
          </table:table-cell>
          <table:table-cell office:value-type="float" office:value="114722" table:style-name="ce18">
            <text:p>114,722</text:p>
          </table:table-cell>
          <table:table-cell office:value-type="float" office:value="106911" table:style-name="ce18">
            <text:p>106,911</text:p>
          </table:table-cell>
          <table:table-cell office:value-type="float" office:value="8315" table:style-name="ce18">
            <text:p>8,315</text:p>
          </table:table-cell>
          <table:table-cell office:value-type="float" office:value="4314" table:style-name="ce18">
            <text:p>4,314</text:p>
          </table:table-cell>
          <table:table-cell office:value-type="float" office:value="4001" table:style-name="ce18">
            <text:p>4,001</text:p>
          </table:table-cell>
          <table:table-cell office:value-type="float" office:value="3.75" table:style-name="ce19">
            <text:p>3.75</text:p>
          </table:table-cell>
          <table:table-cell office:value-type="float" office:value="11489" table:style-name="ce18">
            <text:p>11,489</text:p>
          </table:table-cell>
          <table:table-cell office:value-type="float" office:value="5925" table:style-name="ce18">
            <text:p>5,925</text:p>
          </table:table-cell>
          <table:table-cell office:value-type="float" office:value="5564" table:style-name="ce18">
            <text:p>5,564</text:p>
          </table:table-cell>
          <table:table-cell office:value-type="float" office:value="5.18" table:style-name="ce19">
            <text:p>5.18</text:p>
          </table:table-cell>
          <table:table-cell office:value-type="float" office:value="20989" table:style-name="ce18">
            <text:p>20,989</text:p>
          </table:table-cell>
          <table:table-cell office:value-type="float" office:value="10964" table:style-name="ce18">
            <text:p>10,964</text:p>
          </table:table-cell>
          <table:table-cell office:value-type="float" office:value="10025" table:style-name="ce18">
            <text:p>10,025</text:p>
          </table:table-cell>
          <table:table-cell office:value-type="float" office:value="9.4700000000000006" table:style-name="ce19">
            <text:p>9.47</text:p>
          </table:table-cell>
          <table:table-cell office:value-type="float" office:value="23077" table:style-name="ce18">
            <text:p>23,077</text:p>
          </table:table-cell>
          <table:table-cell office:value-type="float" office:value="12075" table:style-name="ce18">
            <text:p>12,075</text:p>
          </table:table-cell>
          <table:table-cell office:value-type="float" office:value="11002" table:style-name="ce18">
            <text:p>11,002</text:p>
          </table:table-cell>
          <table:table-cell office:value-type="float" office:value="10.41" table:style-name="ce19">
            <text:p>10.41</text:p>
          </table:table-cell>
          <table:table-cell office:value-type="float" office:value="14884" table:style-name="ce18">
            <text:p>14,884</text:p>
          </table:table-cell>
          <table:table-cell office:value-type="float" office:value="7743" table:style-name="ce18">
            <text:p>7,743</text:p>
          </table:table-cell>
          <table:table-cell office:value-type="float" office:value="7141" table:style-name="ce18">
            <text:p>7,141</text:p>
          </table:table-cell>
          <table:table-cell office:value-type="float" office:value="6.72" table:style-name="ce19">
            <text:p>6.72</text:p>
          </table:table-cell>
          <table:table-cell office:value-type="float" office:value="179612" table:style-name="ce18">
            <text:p>179,612</text:p>
          </table:table-cell>
          <table:table-cell office:value-type="float" office:value="92851" table:style-name="ce18">
            <text:p>92,851</text:p>
          </table:table-cell>
          <table:table-cell office:value-type="float" office:value="86761" table:style-name="ce18">
            <text:p>86,761</text:p>
          </table:table-cell>
          <table:table-cell office:value-type="float" office:value="81.040000000000006" table:style-name="ce19">
            <text:p>81.04</text:p>
          </table:table-cell>
          <table:table-cell office:value-type="float" office:value="32552" table:style-name="ce18">
            <text:p>32,552</text:p>
          </table:table-cell>
          <table:table-cell office:value-type="float" office:value="15075" table:style-name="ce18">
            <text:p>15,075</text:p>
          </table:table-cell>
          <table:table-cell office:value-type="float" office:value="17477" table:style-name="ce18">
            <text:p>17,477</text:p>
          </table:table-cell>
          <table:table-cell office:value-type="float" office:value="14.69" table:style-name="ce17">
            <text:p>14.6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379" table:style-name="ce18">
            <text:p>331,379</text:p>
          </table:table-cell>
          <table:table-cell office:value-type="float" office:value="168829" table:style-name="ce18">
            <text:p>168,829</text:p>
          </table:table-cell>
          <table:table-cell office:value-type="float" office:value="162550" table:style-name="ce18">
            <text:p>162,550</text:p>
          </table:table-cell>
          <table:table-cell office:value-type="float" office:value="13264" table:style-name="ce18">
            <text:p>13,264</text:p>
          </table:table-cell>
          <table:table-cell office:value-type="float" office:value="6912" table:style-name="ce18">
            <text:p>6,912</text:p>
          </table:table-cell>
          <table:table-cell office:value-type="float" office:value="6352" table:style-name="ce18">
            <text:p>6,352</text:p>
          </table:table-cell>
          <table:table-cell office:value-type="float" office:value="4" table:style-name="ce19">
            <text:p>4.00</text:p>
          </table:table-cell>
          <table:table-cell office:value-type="float" office:value="18094" table:style-name="ce18">
            <text:p>18,094</text:p>
          </table:table-cell>
          <table:table-cell office:value-type="float" office:value="9465" table:style-name="ce18">
            <text:p>9,465</text:p>
          </table:table-cell>
          <table:table-cell office:value-type="float" office:value="8629" table:style-name="ce18">
            <text:p>8,629</text:p>
          </table:table-cell>
          <table:table-cell office:value-type="float" office:value="5.46" table:style-name="ce19">
            <text:p>5.46</text:p>
          </table:table-cell>
          <table:table-cell office:value-type="float" office:value="31824" table:style-name="ce18">
            <text:p>31,824</text:p>
          </table:table-cell>
          <table:table-cell office:value-type="float" office:value="16638" table:style-name="ce18">
            <text:p>16,638</text:p>
          </table:table-cell>
          <table:table-cell office:value-type="float" office:value="15186" table:style-name="ce18">
            <text:p>15,186</text:p>
          </table:table-cell>
          <table:table-cell office:value-type="float" office:value="9.6" table:style-name="ce19">
            <text:p>9.60</text:p>
          </table:table-cell>
          <table:table-cell office:value-type="float" office:value="34980" table:style-name="ce18">
            <text:p>34,980</text:p>
          </table:table-cell>
          <table:table-cell office:value-type="float" office:value="18302" table:style-name="ce18">
            <text:p>18,302</text:p>
          </table:table-cell>
          <table:table-cell office:value-type="float" office:value="16678" table:style-name="ce18">
            <text:p>16,678</text:p>
          </table:table-cell>
          <table:table-cell office:value-type="float" office:value="10.56" table:style-name="ce19">
            <text:p>10.56</text:p>
          </table:table-cell>
          <table:table-cell office:value-type="float" office:value="21855" table:style-name="ce18">
            <text:p>21,855</text:p>
          </table:table-cell>
          <table:table-cell office:value-type="float" office:value="11490" table:style-name="ce18">
            <text:p>11,490</text:p>
          </table:table-cell>
          <table:table-cell office:value-type="float" office:value="10365" table:style-name="ce18">
            <text:p>10,365</text:p>
          </table:table-cell>
          <table:table-cell office:value-type="float" office:value="6.6" table:style-name="ce19">
            <text:p>6.60</text:p>
          </table:table-cell>
          <table:table-cell office:value-type="float" office:value="268441" table:style-name="ce18">
            <text:p>268,441</text:p>
          </table:table-cell>
          <table:table-cell office:value-type="float" office:value="135882" table:style-name="ce18">
            <text:p>135,882</text:p>
          </table:table-cell>
          <table:table-cell office:value-type="float" office:value="132559" table:style-name="ce18">
            <text:p>132,559</text:p>
          </table:table-cell>
          <table:table-cell office:value-type="float" office:value="81.010000000000005" table:style-name="ce19">
            <text:p>81.01</text:p>
          </table:table-cell>
          <table:table-cell office:value-type="float" office:value="47463" table:style-name="ce18">
            <text:p>47,463</text:p>
          </table:table-cell>
          <table:table-cell office:value-type="float" office:value="22132" table:style-name="ce18">
            <text:p>22,132</text:p>
          </table:table-cell>
          <table:table-cell office:value-type="float" office:value="25331" table:style-name="ce18">
            <text:p>25,331</text:p>
          </table:table-cell>
          <table:table-cell office:value-type="float" office:value="14.32" table:style-name="ce17">
            <text:p>14.3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96" table:style-name="ce18">
            <text:p>102,396</text:p>
          </table:table-cell>
          <table:table-cell office:value-type="float" office:value="52802" table:style-name="ce18">
            <text:p>52,802</text:p>
          </table:table-cell>
          <table:table-cell office:value-type="float" office:value="49594" table:style-name="ce18">
            <text:p>49,594</text:p>
          </table:table-cell>
          <table:table-cell office:value-type="float" office:value="4256" table:style-name="ce18">
            <text:p>4,256</text:p>
          </table:table-cell>
          <table:table-cell office:value-type="float" office:value="2241" table:style-name="ce18">
            <text:p>2,241</text:p>
          </table:table-cell>
          <table:table-cell office:value-type="float" office:value="2015" table:style-name="ce18">
            <text:p>2,015</text:p>
          </table:table-cell>
          <table:table-cell office:value-type="float" office:value="4.16" table:style-name="ce19">
            <text:p>4.16</text:p>
          </table:table-cell>
          <table:table-cell office:value-type="float" office:value="5428" table:style-name="ce18">
            <text:p>5,428</text:p>
          </table:table-cell>
          <table:table-cell office:value-type="float" office:value="2838" table:style-name="ce18">
            <text:p>2,838</text:p>
          </table:table-cell>
          <table:table-cell office:value-type="float" office:value="2590" table:style-name="ce18">
            <text:p>2,590</text:p>
          </table:table-cell>
          <table:table-cell office:value-type="float" office:value="5.3" table:style-name="ce19">
            <text:p>5.30</text:p>
          </table:table-cell>
          <table:table-cell office:value-type="float" office:value="8886" table:style-name="ce18">
            <text:p>8,886</text:p>
          </table:table-cell>
          <table:table-cell office:value-type="float" office:value="4624" table:style-name="ce18">
            <text:p>4,624</text:p>
          </table:table-cell>
          <table:table-cell office:value-type="float" office:value="4262" table:style-name="ce18">
            <text:p>4,262</text:p>
          </table:table-cell>
          <table:table-cell office:value-type="float" office:value="8.68" table:style-name="ce19">
            <text:p>8.68</text:p>
          </table:table-cell>
          <table:table-cell office:value-type="float" office:value="9727" table:style-name="ce18">
            <text:p>9,727</text:p>
          </table:table-cell>
          <table:table-cell office:value-type="float" office:value="5081" table:style-name="ce18">
            <text:p>5,081</text:p>
          </table:table-cell>
          <table:table-cell office:value-type="float" office:value="4646" table:style-name="ce18">
            <text:p>4,646</text:p>
          </table:table-cell>
          <table:table-cell office:value-type="float" office:value="9.5" table:style-name="ce19">
            <text:p>9.50</text:p>
          </table:table-cell>
          <table:table-cell office:value-type="float" office:value="5822" table:style-name="ce18">
            <text:p>5,822</text:p>
          </table:table-cell>
          <table:table-cell office:value-type="float" office:value="3091" table:style-name="ce18">
            <text:p>3,091</text:p>
          </table:table-cell>
          <table:table-cell office:value-type="float" office:value="2731" table:style-name="ce18">
            <text:p>2,731</text:p>
          </table:table-cell>
          <table:table-cell office:value-type="float" office:value="5.69" table:style-name="ce19">
            <text:p>5.69</text:p>
          </table:table-cell>
          <table:table-cell office:value-type="float" office:value="84656" table:style-name="ce18">
            <text:p>84,656</text:p>
          </table:table-cell>
          <table:table-cell office:value-type="float" office:value="43499" table:style-name="ce18">
            <text:p>43,499</text:p>
          </table:table-cell>
          <table:table-cell office:value-type="float" office:value="41157" table:style-name="ce18">
            <text:p>41,157</text:p>
          </table:table-cell>
          <table:table-cell office:value-type="float" office:value="82.68" table:style-name="ce19">
            <text:p>82.68</text:p>
          </table:table-cell>
          <table:table-cell office:value-type="float" office:value="15215" table:style-name="ce18">
            <text:p>15,215</text:p>
          </table:table-cell>
          <table:table-cell office:value-type="float" office:value="7036" table:style-name="ce18">
            <text:p>7,036</text:p>
          </table:table-cell>
          <table:table-cell office:value-type="float" office:value="8179" table:style-name="ce18">
            <text:p>8,179</text:p>
          </table:table-cell>
          <table:table-cell office:value-type="float" office:value="14.86" table:style-name="ce17">
            <text:p>14.86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878" table:style-name="ce18">
            <text:p>371,878</text:p>
          </table:table-cell>
          <table:table-cell office:value-type="float" office:value="186667" table:style-name="ce18">
            <text:p>186,667</text:p>
          </table:table-cell>
          <table:table-cell office:value-type="float" office:value="185211" table:style-name="ce18">
            <text:p>185,211</text:p>
          </table:table-cell>
          <table:table-cell office:value-type="float" office:value="11612" table:style-name="ce18">
            <text:p>11,612</text:p>
          </table:table-cell>
          <table:table-cell office:value-type="float" office:value="6019" table:style-name="ce18">
            <text:p>6,019</text:p>
          </table:table-cell>
          <table:table-cell office:value-type="float" office:value="5593" table:style-name="ce18">
            <text:p>5,593</text:p>
          </table:table-cell>
          <table:table-cell office:value-type="float" office:value="3.12" table:style-name="ce19">
            <text:p>3.12</text:p>
          </table:table-cell>
          <table:table-cell office:value-type="float" office:value="16255" table:style-name="ce18">
            <text:p>16,255</text:p>
          </table:table-cell>
          <table:table-cell office:value-type="float" office:value="8417" table:style-name="ce18">
            <text:p>8,417</text:p>
          </table:table-cell>
          <table:table-cell office:value-type="float" office:value="7838" table:style-name="ce18">
            <text:p>7,838</text:p>
          </table:table-cell>
          <table:table-cell office:value-type="float" office:value="4.37" table:style-name="ce19">
            <text:p>4.37</text:p>
          </table:table-cell>
          <table:table-cell office:value-type="float" office:value="30640" table:style-name="ce18">
            <text:p>30,640</text:p>
          </table:table-cell>
          <table:table-cell office:value-type="float" office:value="15903" table:style-name="ce18">
            <text:p>15,903</text:p>
          </table:table-cell>
          <table:table-cell office:value-type="float" office:value="14737" table:style-name="ce18">
            <text:p>14,737</text:p>
          </table:table-cell>
          <table:table-cell office:value-type="float" office:value="8.24" table:style-name="ce19">
            <text:p>8.24</text:p>
          </table:table-cell>
          <table:table-cell office:value-type="float" office:value="33867" table:style-name="ce18">
            <text:p>33,867</text:p>
          </table:table-cell>
          <table:table-cell office:value-type="float" office:value="17634" table:style-name="ce18">
            <text:p>17,634</text:p>
          </table:table-cell>
          <table:table-cell office:value-type="float" office:value="16233" table:style-name="ce18">
            <text:p>16,233</text:p>
          </table:table-cell>
          <table:table-cell office:value-type="float" office:value="9.11" table:style-name="ce19">
            <text:p>9.11</text:p>
          </table:table-cell>
          <table:table-cell office:value-type="float" office:value="23958" table:style-name="ce18">
            <text:p>23,958</text:p>
          </table:table-cell>
          <table:table-cell office:value-type="float" office:value="12524" table:style-name="ce18">
            <text:p>12,524</text:p>
          </table:table-cell>
          <table:table-cell office:value-type="float" office:value="11434" table:style-name="ce18">
            <text:p>11,434</text:p>
          </table:table-cell>
          <table:table-cell office:value-type="float" office:value="6.44" table:style-name="ce19">
            <text:p>6.44</text:p>
          </table:table-cell>
          <table:table-cell office:value-type="float" office:value="307242" table:style-name="ce18">
            <text:p>307,242</text:p>
          </table:table-cell>
          <table:table-cell office:value-type="float" office:value="152972" table:style-name="ce18">
            <text:p>152,972</text:p>
          </table:table-cell>
          <table:table-cell office:value-type="float" office:value="154270" table:style-name="ce18">
            <text:p>154,270</text:p>
          </table:table-cell>
          <table:table-cell office:value-type="float" office:value="82.62" table:style-name="ce19">
            <text:p>82.62</text:p>
          </table:table-cell>
          <table:table-cell office:value-type="float" office:value="50168" table:style-name="ce18">
            <text:p>50,168</text:p>
          </table:table-cell>
          <table:table-cell office:value-type="float" office:value="22942" table:style-name="ce18">
            <text:p>22,942</text:p>
          </table:table-cell>
          <table:table-cell office:value-type="float" office:value="27226" table:style-name="ce18">
            <text:p>27,226</text:p>
          </table:table-cell>
          <table:table-cell office:value-type="float" office:value="13.49" table:style-name="ce17">
            <text:p>13.4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4955" table:style-name="ce18">
            <text:p>434,955</text:p>
          </table:table-cell>
          <table:table-cell office:value-type="float" office:value="215156" table:style-name="ce18">
            <text:p>215,156</text:p>
          </table:table-cell>
          <table:table-cell office:value-type="float" office:value="219799" table:style-name="ce18">
            <text:p>219,799</text:p>
          </table:table-cell>
          <table:table-cell office:value-type="float" office:value="26102" table:style-name="ce18">
            <text:p>26,102</text:p>
          </table:table-cell>
          <table:table-cell office:value-type="float" office:value="13540" table:style-name="ce18">
            <text:p>13,540</text:p>
          </table:table-cell>
          <table:table-cell office:value-type="float" office:value="12562" table:style-name="ce18">
            <text:p>12,562</text:p>
          </table:table-cell>
          <table:table-cell office:value-type="float" office:value="6" table:style-name="ce19">
            <text:p>6.00</text:p>
          </table:table-cell>
          <table:table-cell office:value-type="float" office:value="35659" table:style-name="ce18">
            <text:p>35,659</text:p>
          </table:table-cell>
          <table:table-cell office:value-type="float" office:value="18501" table:style-name="ce18">
            <text:p>18,501</text:p>
          </table:table-cell>
          <table:table-cell office:value-type="float" office:value="17158" table:style-name="ce18">
            <text:p>17,158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60740" table:style-name="ce18">
            <text:p>60,740</text:p>
          </table:table-cell>
          <table:table-cell office:value-type="float" office:value="31713" table:style-name="ce18">
            <text:p>31,713</text:p>
          </table:table-cell>
          <table:table-cell office:value-type="float" office:value="29027" table:style-name="ce18">
            <text:p>29,027</text:p>
          </table:table-cell>
          <table:table-cell office:value-type="float" office:value="13.96" table:style-name="ce19">
            <text:p>13.96</text:p>
          </table:table-cell>
          <table:table-cell office:value-type="float" office:value="65734" table:style-name="ce18">
            <text:p>65,734</text:p>
          </table:table-cell>
          <table:table-cell office:value-type="float" office:value="34301" table:style-name="ce18">
            <text:p>34,301</text:p>
          </table:table-cell>
          <table:table-cell office:value-type="float" office:value="31433" table:style-name="ce18">
            <text:p>31,433</text:p>
          </table:table-cell>
          <table:table-cell office:value-type="float" office:value="15.11" table:style-name="ce19">
            <text:p>15.11</text:p>
          </table:table-cell>
          <table:table-cell office:value-type="float" office:value="32457" table:style-name="ce18">
            <text:p>32,457</text:p>
          </table:table-cell>
          <table:table-cell office:value-type="float" office:value="16945" table:style-name="ce18">
            <text:p>16,945</text:p>
          </table:table-cell>
          <table:table-cell office:value-type="float" office:value="15512" table:style-name="ce18">
            <text:p>15,512</text:p>
          </table:table-cell>
          <table:table-cell office:value-type="float" office:value="7.46" table:style-name="ce19">
            <text:p>7.46</text:p>
          </table:table-cell>
          <table:table-cell office:value-type="float" office:value="330238" table:style-name="ce18">
            <text:p>330,238</text:p>
          </table:table-cell>
          <table:table-cell office:value-type="float" office:value="160539" table:style-name="ce18">
            <text:p>160,539</text:p>
          </table:table-cell>
          <table:table-cell office:value-type="float" office:value="169699" table:style-name="ce18">
            <text:p>169,699</text:p>
          </table:table-cell>
          <table:table-cell office:value-type="float" office:value="75.92" table:style-name="ce19">
            <text:p>75.92</text:p>
          </table:table-cell>
          <table:table-cell office:value-type="float" office:value="46590" table:style-name="ce18">
            <text:p>46,590</text:p>
          </table:table-cell>
          <table:table-cell office:value-type="float" office:value="20945" table:style-name="ce18">
            <text:p>20,945</text:p>
          </table:table-cell>
          <table:table-cell office:value-type="float" office:value="25645" table:style-name="ce18">
            <text:p>25,645</text:p>
          </table:table-cell>
          <table:table-cell office:value-type="float" office:value="10.71" table:style-name="ce17">
            <text:p>10.7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295" table:style-name="ce18">
            <text:p>270,295</text:p>
          </table:table-cell>
          <table:table-cell office:value-type="float" office:value="131764" table:style-name="ce18">
            <text:p>131,764</text:p>
          </table:table-cell>
          <table:table-cell office:value-type="float" office:value="138531" table:style-name="ce18">
            <text:p>138,531</text:p>
          </table:table-cell>
          <table:table-cell office:value-type="float" office:value="11209" table:style-name="ce18">
            <text:p>11,209</text:p>
          </table:table-cell>
          <table:table-cell office:value-type="float" office:value="5837" table:style-name="ce18">
            <text:p>5,837</text:p>
          </table:table-cell>
          <table:table-cell office:value-type="float" office:value="5372" table:style-name="ce18">
            <text:p>5,372</text:p>
          </table:table-cell>
          <table:table-cell office:value-type="float" office:value="4.1500000000000004" table:style-name="ce19">
            <text:p>4.15</text:p>
          </table:table-cell>
          <table:table-cell office:value-type="float" office:value="15801" table:style-name="ce18">
            <text:p>15,801</text:p>
          </table:table-cell>
          <table:table-cell office:value-type="float" office:value="8218" table:style-name="ce18">
            <text:p>8,218</text:p>
          </table:table-cell>
          <table:table-cell office:value-type="float" office:value="7583" table:style-name="ce18">
            <text:p>7,583</text:p>
          </table:table-cell>
          <table:table-cell office:value-type="float" office:value="5.85" table:style-name="ce19">
            <text:p>5.85</text:p>
          </table:table-cell>
          <table:table-cell office:value-type="float" office:value="29334" table:style-name="ce18">
            <text:p>29,334</text:p>
          </table:table-cell>
          <table:table-cell office:value-type="float" office:value="15335" table:style-name="ce18">
            <text:p>15,335</text:p>
          </table:table-cell>
          <table:table-cell office:value-type="float" office:value="13999" table:style-name="ce18">
            <text:p>13,999</text:p>
          </table:table-cell>
          <table:table-cell office:value-type="float" office:value="10.85" table:style-name="ce19">
            <text:p>10.85</text:p>
          </table:table-cell>
          <table:table-cell office:value-type="float" office:value="32610" table:style-name="ce18">
            <text:p>32,610</text:p>
          </table:table-cell>
          <table:table-cell office:value-type="float" office:value="17067" table:style-name="ce18">
            <text:p>17,067</text:p>
          </table:table-cell>
          <table:table-cell office:value-type="float" office:value="15543" table:style-name="ce18">
            <text:p>15,543</text:p>
          </table:table-cell>
          <table:table-cell office:value-type="float" office:value="12.06" table:style-name="ce19">
            <text:p>12.06</text:p>
          </table:table-cell>
          <table:table-cell office:value-type="float" office:value="21667" table:style-name="ce18">
            <text:p>21,667</text:p>
          </table:table-cell>
          <table:table-cell office:value-type="float" office:value="11362" table:style-name="ce18">
            <text:p>11,362</text:p>
          </table:table-cell>
          <table:table-cell office:value-type="float" office:value="10305" table:style-name="ce18">
            <text:p>10,305</text:p>
          </table:table-cell>
          <table:table-cell office:value-type="float" office:value="8.02" table:style-name="ce19">
            <text:p>8.02</text:p>
          </table:table-cell>
          <table:table-cell office:value-type="float" office:value="211388" table:style-name="ce18">
            <text:p>211,388</text:p>
          </table:table-cell>
          <table:table-cell office:value-type="float" office:value="101052" table:style-name="ce18">
            <text:p>101,052</text:p>
          </table:table-cell>
          <table:table-cell office:value-type="float" office:value="110336" table:style-name="ce18">
            <text:p>110,336</text:p>
          </table:table-cell>
          <table:table-cell office:value-type="float" office:value="78.209999999999994" table:style-name="ce19">
            <text:p>78.21</text:p>
          </table:table-cell>
          <table:table-cell office:value-type="float" office:value="35143" table:style-name="ce18">
            <text:p>35,143</text:p>
          </table:table-cell>
          <table:table-cell office:value-type="float" office:value="15597" table:style-name="ce18">
            <text:p>15,597</text:p>
          </table:table-cell>
          <table:table-cell office:value-type="float" office:value="19546" table:style-name="ce18">
            <text:p>19,546</text:p>
          </table:table-cell>
          <table:table-cell office:value-type="float" office:value="13" table:style-name="ce17">
            <text:p>13.00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668" table:style-name="ce18">
            <text:p>145,668</text:p>
          </table:table-cell>
          <table:table-cell office:value-type="float" office:value="73879" table:style-name="ce18">
            <text:p>73,879</text:p>
          </table:table-cell>
          <table:table-cell office:value-type="float" office:value="71789" table:style-name="ce18">
            <text:p>71,789</text:p>
          </table:table-cell>
          <table:table-cell office:value-type="float" office:value="6695" table:style-name="ce18">
            <text:p>6,695</text:p>
          </table:table-cell>
          <table:table-cell office:value-type="float" office:value="3495" table:style-name="ce18">
            <text:p>3,495</text:p>
          </table:table-cell>
          <table:table-cell office:value-type="float" office:value="3200" table:style-name="ce18">
            <text:p>3,200</text:p>
          </table:table-cell>
          <table:table-cell office:value-type="float" office:value="4.5999999999999996" table:style-name="ce19">
            <text:p>4.60</text:p>
          </table:table-cell>
          <table:table-cell office:value-type="float" office:value="8318" table:style-name="ce18">
            <text:p>8,318</text:p>
          </table:table-cell>
          <table:table-cell office:value-type="float" office:value="4339" table:style-name="ce18">
            <text:p>4,339</text:p>
          </table:table-cell>
          <table:table-cell office:value-type="float" office:value="3979" table:style-name="ce18">
            <text:p>3,979</text:p>
          </table:table-cell>
          <table:table-cell office:value-type="float" office:value="5.71" table:style-name="ce19">
            <text:p>5.71</text:p>
          </table:table-cell>
          <table:table-cell office:value-type="float" office:value="12422" table:style-name="ce18">
            <text:p>12,422</text:p>
          </table:table-cell>
          <table:table-cell office:value-type="float" office:value="6476" table:style-name="ce18">
            <text:p>6,476</text:p>
          </table:table-cell>
          <table:table-cell office:value-type="float" office:value="5946" table:style-name="ce18">
            <text:p>5,946</text:p>
          </table:table-cell>
          <table:table-cell office:value-type="float" office:value="8.5299999999999994" table:style-name="ce19">
            <text:p>8.53</text:p>
          </table:table-cell>
          <table:table-cell office:value-type="float" office:value="13229" table:style-name="ce18">
            <text:p>13,229</text:p>
          </table:table-cell>
          <table:table-cell office:value-type="float" office:value="6908" table:style-name="ce18">
            <text:p>6,908</text:p>
          </table:table-cell>
          <table:table-cell office:value-type="float" office:value="6321" table:style-name="ce18">
            <text:p>6,321</text:p>
          </table:table-cell>
          <table:table-cell office:value-type="float" office:value="9.08" table:style-name="ce19">
            <text:p>9.08</text:p>
          </table:table-cell>
          <table:table-cell office:value-type="float" office:value="6417" table:style-name="ce18">
            <text:p>6,417</text:p>
          </table:table-cell>
          <table:table-cell office:value-type="float" office:value="3363" table:style-name="ce18">
            <text:p>3,363</text:p>
          </table:table-cell>
          <table:table-cell office:value-type="float" office:value="3054" table:style-name="ce18">
            <text:p>3,054</text:p>
          </table:table-cell>
          <table:table-cell office:value-type="float" office:value="4.41" table:style-name="ce19">
            <text:p>4.41</text:p>
          </table:table-cell>
          <table:table-cell office:value-type="float" office:value="122720" table:style-name="ce18">
            <text:p>122,720</text:p>
          </table:table-cell>
          <table:table-cell office:value-type="float" office:value="62013" table:style-name="ce18">
            <text:p>62,013</text:p>
          </table:table-cell>
          <table:table-cell office:value-type="float" office:value="60707" table:style-name="ce18">
            <text:p>60,707</text:p>
          </table:table-cell>
          <table:table-cell office:value-type="float" office:value="84.25" table:style-name="ce19">
            <text:p>84.25</text:p>
          </table:table-cell>
          <table:table-cell office:value-type="float" office:value="16517" table:style-name="ce18">
            <text:p>16,517</text:p>
          </table:table-cell>
          <table:table-cell office:value-type="float" office:value="7971" table:style-name="ce18">
            <text:p>7,971</text:p>
          </table:table-cell>
          <table:table-cell office:value-type="float" office:value="8546" table:style-name="ce18">
            <text:p>8,546</text:p>
          </table:table-cell>
          <table:table-cell office:value-type="float" office:value="11.34" table:style-name="ce17">
            <text:p>11.34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3150" table:style-name="ce18">
            <text:p>133,150</text:p>
          </table:table-cell>
          <table:table-cell office:value-type="float" office:value="66713" table:style-name="ce18">
            <text:p>66,713</text:p>
          </table:table-cell>
          <table:table-cell office:value-type="float" office:value="66437" table:style-name="ce18">
            <text:p>66,437</text:p>
          </table:table-cell>
          <table:table-cell office:value-type="float" office:value="6004" table:style-name="ce18">
            <text:p>6,004</text:p>
          </table:table-cell>
          <table:table-cell office:value-type="float" office:value="3148" table:style-name="ce18">
            <text:p>3,148</text:p>
          </table:table-cell>
          <table:table-cell office:value-type="float" office:value="2856" table:style-name="ce18">
            <text:p>2,856</text:p>
          </table:table-cell>
          <table:table-cell office:value-type="float" office:value="4.51" table:style-name="ce19">
            <text:p>4.51</text:p>
          </table:table-cell>
          <table:table-cell office:value-type="float" office:value="7476" table:style-name="ce18">
            <text:p>7,476</text:p>
          </table:table-cell>
          <table:table-cell office:value-type="float" office:value="3912" table:style-name="ce18">
            <text:p>3,912</text:p>
          </table:table-cell>
          <table:table-cell office:value-type="float" office:value="3564" table:style-name="ce18">
            <text:p>3,564</text:p>
          </table:table-cell>
          <table:table-cell office:value-type="float" office:value="5.61" table:style-name="ce19">
            <text:p>5.61</text:p>
          </table:table-cell>
          <table:table-cell office:value-type="float" office:value="11134" table:style-name="ce18">
            <text:p>11,134</text:p>
          </table:table-cell>
          <table:table-cell office:value-type="float" office:value="5799" table:style-name="ce18">
            <text:p>5,799</text:p>
          </table:table-cell>
          <table:table-cell office:value-type="float" office:value="5335" table:style-name="ce18">
            <text:p>5,335</text:p>
          </table:table-cell>
          <table:table-cell office:value-type="float" office:value="8.36" table:style-name="ce19">
            <text:p>8.36</text:p>
          </table:table-cell>
          <table:table-cell office:value-type="float" office:value="11873" table:style-name="ce18">
            <text:p>11,873</text:p>
          </table:table-cell>
          <table:table-cell office:value-type="float" office:value="6191" table:style-name="ce18">
            <text:p>6,191</text:p>
          </table:table-cell>
          <table:table-cell office:value-type="float" office:value="5682" table:style-name="ce18">
            <text:p>5,682</text:p>
          </table:table-cell>
          <table:table-cell office:value-type="float" office:value="8.92" table:style-name="ce19">
            <text:p>8.92</text:p>
          </table:table-cell>
          <table:table-cell office:value-type="float" office:value="5752" table:style-name="ce18">
            <text:p>5,752</text:p>
          </table:table-cell>
          <table:table-cell office:value-type="float" office:value="2985" table:style-name="ce18">
            <text:p>2,985</text:p>
          </table:table-cell>
          <table:table-cell office:value-type="float" office:value="2767" table:style-name="ce18">
            <text:p>2,767</text:p>
          </table:table-cell>
          <table:table-cell office:value-type="float" office:value="4.32" table:style-name="ce19">
            <text:p>4.32</text:p>
          </table:table-cell>
          <table:table-cell office:value-type="float" office:value="112473" table:style-name="ce18">
            <text:p>112,473</text:p>
          </table:table-cell>
          <table:table-cell office:value-type="float" office:value="56069" table:style-name="ce18">
            <text:p>56,069</text:p>
          </table:table-cell>
          <table:table-cell office:value-type="float" office:value="56404" table:style-name="ce18">
            <text:p>56,404</text:p>
          </table:table-cell>
          <table:table-cell office:value-type="float" office:value="84.47" table:style-name="ce19">
            <text:p>84.47</text:p>
          </table:table-cell>
          <table:table-cell office:value-type="float" office:value="15269" table:style-name="ce18">
            <text:p>15,269</text:p>
          </table:table-cell>
          <table:table-cell office:value-type="float" office:value="7311" table:style-name="ce18">
            <text:p>7,311</text:p>
          </table:table-cell>
          <table:table-cell office:value-type="float" office:value="7958" table:style-name="ce18">
            <text:p>7,958</text:p>
          </table:table-cell>
          <table:table-cell office:value-type="float" office:value="11.47" table:style-name="ce17">
            <text:p>11.47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18" table:style-name="ce14">
            <text:p>12,518</text:p>
          </table:table-cell>
          <table:table-cell office:value-type="float" office:value="7166" table:style-name="ce14">
            <text:p>7,166</text:p>
          </table:table-cell>
          <table:table-cell office:value-type="float" office:value="5352" table:style-name="ce14">
            <text:p>5,352</text:p>
          </table:table-cell>
          <table:table-cell office:value-type="float" office:value="691" table:style-name="ce14">
            <text:p>691</text:p>
          </table:table-cell>
          <table:table-cell office:value-type="float" office:value="347" table:style-name="ce14">
            <text:p>347</text:p>
          </table:table-cell>
          <table:table-cell office:value-type="float" office:value="344" table:style-name="ce14">
            <text:p>344</text:p>
          </table:table-cell>
          <table:table-cell office:value-type="float" office:value="5.52" table:style-name="ce15">
            <text:p>5.52</text:p>
          </table:table-cell>
          <table:table-cell office:value-type="float" office:value="842" table:style-name="ce14">
            <text:p>842</text:p>
          </table:table-cell>
          <table:table-cell office:value-type="float" office:value="427" table:style-name="ce14">
            <text:p>427</text:p>
          </table:table-cell>
          <table:table-cell office:value-type="float" office:value="415" table:style-name="ce14">
            <text:p>415</text:p>
          </table:table-cell>
          <table:table-cell office:value-type="float" office:value="6.73" table:style-name="ce15">
            <text:p>6.73</text:p>
          </table:table-cell>
          <table:table-cell office:value-type="float" office:value="1288" table:style-name="ce14">
            <text:p>1,288</text:p>
          </table:table-cell>
          <table:table-cell office:value-type="float" office:value="677" table:style-name="ce14">
            <text:p>677</text:p>
          </table:table-cell>
          <table:table-cell office:value-type="float" office:value="611" table:style-name="ce14">
            <text:p>611</text:p>
          </table:table-cell>
          <table:table-cell office:value-type="float" office:value="10.29" table:style-name="ce15">
            <text:p>10.29</text:p>
          </table:table-cell>
          <table:table-cell office:value-type="float" office:value="1356" table:style-name="ce14">
            <text:p>1,356</text:p>
          </table:table-cell>
          <table:table-cell office:value-type="float" office:value="717" table:style-name="ce14">
            <text:p>717</text:p>
          </table:table-cell>
          <table:table-cell office:value-type="float" office:value="639" table:style-name="ce14">
            <text:p>639</text:p>
          </table:table-cell>
          <table:table-cell office:value-type="float" office:value="10.83" table:style-name="ce15">
            <text:p>10.83</text:p>
          </table:table-cell>
          <table:table-cell office:value-type="float" office:value="665" table:style-name="ce14">
            <text:p>665</text:p>
          </table:table-cell>
          <table:table-cell office:value-type="float" office:value="378" table:style-name="ce14">
            <text:p>378</text:p>
          </table:table-cell>
          <table:table-cell office:value-type="float" office:value="287" table:style-name="ce14">
            <text:p>287</text:p>
          </table:table-cell>
          <table:table-cell office:value-type="float" office:value="5.31" table:style-name="ce15">
            <text:p>5.31</text:p>
          </table:table-cell>
          <table:table-cell office:value-type="float" office:value="10247" table:style-name="ce14">
            <text:p>10,247</text:p>
          </table:table-cell>
          <table:table-cell office:value-type="float" office:value="5944" table:style-name="ce14">
            <text:p>5,944</text:p>
          </table:table-cell>
          <table:table-cell office:value-type="float" office:value="4303" table:style-name="ce14">
            <text:p>4,303</text:p>
          </table:table-cell>
          <table:table-cell office:value-type="float" office:value="81.86" table:style-name="ce15">
            <text:p>81.86</text:p>
          </table:table-cell>
          <table:table-cell office:value-type="float" office:value="1248" table:style-name="ce14">
            <text:p>1,248</text:p>
          </table:table-cell>
          <table:table-cell office:value-type="float" office:value="660" table:style-name="ce14">
            <text:p>660</text:p>
          </table:table-cell>
          <table:table-cell office:value-type="float" office:value="588" table:style-name="ce14">
            <text:p>588</text:p>
          </table:table-cell>
          <table:table-cell office:value-type="float" office:value="9.9700000000000006" table:style-name="ce13">
            <text:p>9.97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6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速報-年齡結構-新(列印版)" table:style-name="ta2">
        <table:table-source xlink:href="file:///D:/0662/A.上網月報(含1科)/105年/10505/新表號04,05,速報3階段年齡-連結(公式)檔105.5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速報-年齡結構-新(貼值-上網版)" table:style-name="ta2">
        <table:table-source xlink:href="file:///D:/0662/A.上網月報(含1科)/105年/10505/新表號04,05,速報3階段年齡-連結(公式)檔105.5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04年齡結構-列印版" table:style-name="ta2">
        <table:table-source xlink:href="file:///D:/0662/A.上網月報(含1科)/105年/10505/新表號04,05,速報3階段年齡-連結(公式)檔105.5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上月速報年齡結構" table:style-name="ta2">
        <table:table-source xlink:href="file:///D:/0662/A.上網月報(含1科)/105年/10505/新表號04,05,速報3階段年齡-連結(公式)檔105.5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本月-上月速報年齡結構(增減)" table:style-name="ta2">
        <table:table-source xlink:href="file:///D:/0662/A.上網月報(含1科)/105年/10505/新表號04,05,速報3階段年齡-連結(公式)檔105.5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人口指標0-2,6" table:style-name="ta2">
        <table:table-source xlink:href="file:///D:/0662/A.上網月報(含1科)/105年/10505/新表號04,05,速報3階段年齡-連結(公式)檔105.5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年齡結構-另給司長-不用" table:style-name="ta2">
        <table:table-source xlink:href="file:///D:/0662/A.上網月報(含1科)/105年/10505/新表號04,05,速報3階段年齡-連結(公式)檔105.5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5/新表號04,05,速報3階段年齡-連結(公式)檔105.5.xls'#速報-3階段年齡結構-不用" table:style-name="ta2">
        <table:table-source xlink:href="file:///D:/0662/A.上網月報(含1科)/105年/10505/新表號04,05,速報3階段年齡-連結(公式)檔105.5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6-03T07:49:24Z</meta:creation-date>
    <dc:date>2016-12-09T01:58:16Z</dc:date>
  </office:meta>
</office:document-meta>
</file>